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3">
      <style:graphic-properties draw:fill="none" draw:stroke="solid" svg:stroke-width="0.01042in" svg:stroke-color="#000000" draw:marker-end="a742" svg:stroke-opacity="100%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8">
      <style:graphic-properties draw:fill="none" draw:stroke="solid" svg:stroke-width="0.01042in" svg:stroke-color="#000000" draw:marker-end="a747" svg:stroke-opacity="100%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77">
      <style:graphic-properties draw:fill="none" draw:stroke="solid" svg:stroke-width="0.01389in" svg:stroke-color="#000000" svg:stroke-opacity="100%"/>
    </style:style>
    <style:style style:family="graphic" style:name="a878">
      <style:graphic-properties draw:fill="none" draw:stroke="solid" svg:stroke-width="0.01389in" svg:stroke-color="#000000" svg:stroke-opacity="100%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28">
      <style:graphic-properties draw:fill="none" draw:stroke="solid" svg:stroke-width="0.02083in" svg:stroke-color="#000000" draw:marker-end="a627" svg:stroke-opacity="100%"/>
    </style:style>
    <style:style style:family="graphic" style:name="a629">
      <style:graphic-properties draw:fill="none" draw:stroke="solid" svg:stroke-width="0.01042in" svg:stroke-color="#000000" svg:stroke-opacity="100%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3">
      <style:graphic-properties draw:fill="none" draw:stroke="solid" svg:stroke-width="0.01042in" svg:stroke-color="#000000" draw:marker-end="a752" svg:stroke-opacity="100%"/>
    </style:style>
    <style:style style:family="graphic" style:name="a755">
      <style:graphic-properties draw:fill="none" draw:stroke="solid" svg:stroke-width="0.01042in" svg:stroke-color="#000000" draw:marker-end="a754" svg:stroke-opacity="100%"/>
    </style:style>
    <style:style style:family="graphic" style:name="a757">
      <style:graphic-properties draw:fill="none" draw:stroke="solid" svg:stroke-width="0.01042in" svg:stroke-color="#000000" draw:marker-end="a756" svg:stroke-opacity="100%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505">
      <style:graphic-properties draw:fill="none" draw:stroke="solid" svg:stroke-width="0.01042in" svg:stroke-color="#000000" draw:marker-end="a504" svg:stroke-opacity="100%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637">
      <style:graphic-properties draw:fill="none" draw:stroke="solid" svg:stroke-width="0.02083in" svg:stroke-color="#000000" draw:marker-end="a636" svg:stroke-opacity="100%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763">
      <style:graphic-properties draw:fill="none" draw:stroke="solid" svg:stroke-width="0.04167in" svg:stroke-color="#000000" svg:stroke-opacity="100%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none" draw:stroke="solid" svg:stroke-width="0.01042in" svg:stroke-color="#000000" draw:marker-end="a511" svg:stroke-opacity="100%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19">
      <style:graphic-properties draw:fill="none" draw:stroke="solid" svg:stroke-width="0.01042in" svg:stroke-color="#000000" draw:marker-end="a518" svg:stroke-opacity="100%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645">
      <style:graphic-properties draw:fill="none" draw:stroke="solid" svg:stroke-width="0.02083in" svg:stroke-color="#000000" draw:marker-end="a644" svg:stroke-opacity="100%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72">
      <style:graphic-properties draw:fill="none" draw:stroke="solid" svg:stroke-width="0.01042in" svg:stroke-color="#000000" draw:marker-end="a771" svg:stroke-opacity="100%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77">
      <style:graphic-properties draw:fill="none" draw:stroke="solid" svg:stroke-width="0.01042in" svg:stroke-color="#000000" draw:marker-end="a776" svg:strok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draw:fill="none" draw:stroke="solid" svg:stroke-width="0.01042in" svg:stroke-color="#000000" draw:marker-end="a520" svg:stroke-opacity="100%"/>
    </style:style>
    <style:style style:family="graphic" style:name="a523">
      <style:graphic-properties draw:fill="none" draw:stroke="solid" svg:stroke-width="0.01042in" svg:stroke-color="#000000" draw:marker-end="a522" svg:stroke-opacity="100%"/>
    </style:style>
    <style:style style:family="graphic" style:name="a525">
      <style:graphic-properties draw:fill="none" draw:stroke="solid" svg:stroke-width="0.01042in" svg:stroke-color="#000000" draw:marker-end="a524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0">
      <style:graphic-properties draw:fill="none" draw:stroke="solid" svg:stroke-width="0.01042in" svg:stroke-color="#000000" draw:marker-end="a399" svg:stroke-opacity="100%"/>
    </style:style>
    <style:style style:family="graphic" style:name="a783">
      <style:graphic-properties draw:fill="none" draw:stroke="solid" svg:stroke-width="0.01042in" svg:stroke-color="#000000" draw:marker-end="a782" svg:stroke-opacity="100%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789">
      <style:graphic-properties draw:fill="none" draw:stroke="solid" svg:stroke-width="0.02083in" svg:stroke-color="#000000" draw:marker-end="a788" svg:stroke-opacity="100%"/>
    </style:style>
    <style:style style:family="graphic" style:name="a407">
      <style:graphic-properties draw:fill="none" draw:stroke="solid" svg:stroke-width="0.01042in" svg:stroke-color="#000000" draw:marker-end="a406" svg:stroke-opacity="100%"/>
    </style:style>
    <style:style style:family="graphic" style:name="a409">
      <style:graphic-properties draw:fill="none" draw:stroke="solid" svg:stroke-width="0.01042in" svg:stroke-color="#000000" draw:marker-end="a408" svg:stroke-opacity="100%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37">
      <style:graphic-properties draw:fill="none" draw:stroke="solid" svg:stroke-width="0.01042in" svg:stroke-color="#000000" draw:marker-end="a536" svg:stroke-opacity="100%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none" draw:stroke="solid" svg:stroke-width="0.02083in" svg:stroke-color="#000000" draw:marker-end="a790" svg:stroke-opacity="100%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draw:fill="none" draw:stroke="solid" svg:stroke-width="0.01042in" svg:stroke-color="#000000" draw:marker-end="a410" svg:stroke-opacity="100%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799">
      <style:graphic-properties draw:fill="none" draw:stroke="solid" svg:stroke-width="0.01042in" svg:stroke-color="#000000" draw:marker-end="a798" svg:stroke-opacity="100%"/>
    </style:style>
    <style:style style:family="graphic" style:name="a418">
      <style:graphic-properties draw:fill="none" draw:stroke="solid" svg:stroke-width="0.01389in" svg:stroke-color="#000000" draw:marker-end="a417" svg:stroke-opacity="100%"/>
    </style:style>
    <style:style style:family="graphic" style:name="a419">
      <style:graphic-properties draw:fill="none" draw:stroke="solid" svg:stroke-width="0.01042in" svg:stroke-color="#000000" svg:stroke-opacity="100%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none" draw:stroke="solid" svg:stroke-width="0.01042in" svg:stroke-color="#000000" draw:marker-end="a546" svg:stroke-opacity="100%"/>
    </style:style>
    <style:style style:family="graphic" style:name="a549">
      <style:graphic-properties draw:fill="none" draw:stroke="solid" svg:stroke-width="0.01042in" svg:stroke-color="#000000" draw:marker-end="a548" svg:stroke-opacity="100%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672">
      <style:graphic-properties draw:fill="none" draw:stroke="solid" svg:stroke-width="0.01042in" svg:stroke-color="#000000" svg:stroke-opacity="100%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77">
      <style:graphic-properties draw:fill="none" draw:stroke="solid" svg:stroke-width="0.02083in" svg:stroke-color="#000000" draw:marker-end="a676" svg:stroke-opacity="100%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4167in" svg:stroke-color="#000000" svg:stroke-opacity="100%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62">
      <style:graphic-properties draw:fill="none" draw:stroke="solid" svg:stroke-width="0.01042in" svg:stroke-color="#000000" draw:marker-end="a561" svg:stroke-opacity="100%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92">
      <style:graphic-properties draw:fill="none" draw:stroke="solid" svg:stroke-width="0.01042in" svg:stroke-color="#000000" svg:stroke-opacity="100%"/>
    </style:style>
    <style:style style:family="graphic" style:name="a693">
      <style:graphic-properties draw:fill="none" draw:stroke="solid" svg:stroke-width="0.01042in" svg:stroke-color="#000000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draw:fill="none" draw:stroke="solid" svg:stroke-width="0.01042in" svg:stroke-color="#000000" draw:marker-end="a573" svg:stroke-opacity="100%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draw:fill="none" draw:stroke="solid" svg:stroke-width="0.01042in" svg:stroke-color="#000000" svg:stroke-opacity="100%"/>
    </style:style>
    <style:style style:family="graphic" style:name="a9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draw:fill="none" draw:stroke="solid" svg:stroke-width="0.01042in" svg:stroke-color="#000000" draw:marker-end="a576" svg:stroke-opacity="100%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draw:fill="none" draw:stroke="solid" svg:stroke-width="0.01042in" svg:stroke-color="#000000" draw:marker-end="a583" svg:stroke-opacity="100%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draw:fill="none" draw:stroke="solid" svg:stroke-width="0.01042in" svg:stroke-color="#000000" svg:stroke-opacity="100%"/>
    </style:style>
    <style:style style:family="graphic" style:name="a9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draw:fill="none" draw:stroke="solid" svg:stroke-width="0.01042in" svg:stroke-color="#000000" draw:marker-end="a586" svg:stroke-opacity="100%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draw:fill="none" draw:stroke="solid" svg:stroke-width="0.01042in" svg:stroke-color="#000000" svg:stroke-opacity="100%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461">
      <style:graphic-properties draw:fill="none" draw:stroke="solid" svg:stroke-width="0.01042in" svg:stroke-color="#000000" draw:marker-end="a460" svg:stroke-opacity="100%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591" svg:stroke-width="0.02778in" svg:stroke-color="#ffff00" svg:stroke-opacity="100%" draw:auto-grow-width="false" draw:auto-grow-height="false"/>
      <style:paragraph-properties style:font-independent-line-spacing="true" style:writing-mode="lr-tb"/>
    </style:style>
    <style:style style:family="graphic" style:name="a920">
      <style:graphic-properties draw:fill="none" draw:stroke="solid" svg:stroke-width="0.01042in" svg:stroke-color="#000000" svg:stroke-opacity="100%"/>
    </style:style>
    <style:style style:family="text" style:name="a59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draw:fill="none" draw:stroke="solid" svg:stroke-width="0.01042in" svg:stroke-color="#000000" svg:stroke-opacity="100%"/>
    </style:style>
    <style:style style:family="text" style:name="a59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draw:fill="none" draw:stroke="solid" svg:stroke-width="0.01042in" svg:stroke-color="#000000" svg:stroke-opacity="100%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draw:fill="none" draw:stroke="solid" svg:stroke-width="0.01042in" svg:stroke-color="#000000" draw:marker-end="a800" svg:stroke-opacity="100%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806">
      <style:graphic-properties draw:fill="none" draw:stroke="solid" svg:stroke-width="0.01042in" svg:stroke-color="#000000" draw:marker-end="a805" svg:stroke-opacity="100%"/>
    </style:style>
    <style:style style:family="graphic" style:name="a478">
      <style:graphic-properties draw:fill="none" draw:stroke="solid" svg:stroke-width="0.01042in" svg:stroke-color="#000000" draw:marker-end="a477" svg:stroke-opacity="100%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draw:fill="none" draw:stroke="solid" svg:stroke-width="0.01042in" svg:stroke-color="#000000" draw:marker-end="a807" svg:stroke-opacity="100%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8">
      <style:graphic-properties draw:fill="none" draw:stroke="solid" svg:stroke-width="0.01042in" svg:stroke-color="#000000" draw:marker-end="a937" svg:stroke-opacity="100%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3">
      <style:graphic-properties draw:fill="none" draw:stroke="solid" svg:stroke-width="0.01042in" svg:stroke-color="#000000" draw:marker-end="a1002" svg:stroke-opacity="100%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6">
      <style:graphic-properties draw:fill="none" draw:stroke="solid" svg:stroke-width="0.01042in" svg:stroke-color="#000000" draw:marker-end="a485" svg:stroke-opacity="100%"/>
    </style:style>
    <style:style style:family="graphic" style:name="a487">
      <style:graphic-properties draw:fill="none" draw:stroke="solid" svg:stroke-width="0.01042in" svg:stroke-color="#000000" svg:stroke-opacity="100%"/>
    </style:style>
    <style:style style:family="graphic" style:name="a816">
      <style:graphic-properties draw:fill="none" draw:stroke="solid" svg:stroke-width="0.01042in" svg:stroke-color="#000000" draw:marker-end="a815" svg:stroke-opacity="100%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0">
      <style:graphic-properties draw:fill="none" draw:stroke="solid" svg:stroke-width="0.01042in" svg:stroke-color="#000000" draw:marker-end="a939" svg:stroke-opacity="100%"/>
    </style:style>
    <style:style style:family="graphic" style:name="a941">
      <style:graphic-properties draw:fill="none" draw:stroke="solid" svg:stroke-width="0.01042in" svg:stroke-color="#000000" svg:stroke-opacity="100%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45">
      <style:graphic-properties draw:fill="none" draw:stroke="solid" svg:stroke-width="0.01042in" svg:stroke-color="#000000" svg:stroke-opacity="100%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draw:fill="none" draw:stroke="solid" svg:stroke-width="0.01042in" svg:stroke-color="#000000" draw:marker-end="a1010" svg:stroke-opacity="100%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79646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>
      <style:graphic-properties draw:fill="none" draw:stroke="solid" svg:stroke-width="0.01042in" svg:stroke-color="#000000" svg:stroke-opacity="100%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7">
      <style:graphic-properties draw:fill="none" draw:stroke="solid" svg:stroke-width="0.01042in" svg:stroke-color="#000000" draw:marker-end="a1016" svg:stroke-opacity="100%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b66d31" svg:stroke-opacity="100%" draw:auto-grow-width="false" draw:auto-grow-height="false"/>
      <style:paragraph-properties style:font-independent-line-spacing="true" style:writing-mode="lr-tb"/>
    </style:style>
    <style:style style:family="graphic" style:name="a494">
      <style:graphic-properties draw:fill="none" draw:stroke="solid" svg:stroke-width="0.01042in" svg:stroke-color="#000000" draw:marker-end="a493" svg:stroke-opacity="100%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draw:fill="none" draw:stroke="solid" svg:stroke-width="0.01042in" svg:stroke-color="#000000" draw:marker-end="a823" svg:stroke-opacity="100%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draw:fill="none" draw:stroke="solid" svg:stroke-width="0.01042in" svg:stroke-color="#000000" draw:marker-end="a825" svg:stroke-opacity="100%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52">
      <style:graphic-properties draw:fill="none" draw:stroke="solid" svg:stroke-width="0.01042in" svg:stroke-color="#000000" svg:stroke-opacity="100%"/>
    </style:style>
    <style:style style:family="graphic" style:name="a954">
      <style:graphic-properties draw:fill="none" draw:stroke="solid" svg:stroke-width="0.01042in" svg:stroke-color="#000000" draw:marker-end="a953" svg:stroke-opacity="100%"/>
    </style:style>
    <style:style style:family="graphic" style:name="a956">
      <style:graphic-properties draw:fill="none" draw:stroke="solid" svg:stroke-width="0.01042in" svg:stroke-color="#000000" draw:marker-end="a955" svg:stroke-opacity="100%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01">
      <style:graphic-properties draw:fill="none" draw:stroke="solid" svg:stroke-width="0.01042in" svg:stroke-color="#000000" draw:marker-end="a7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solid" svg:stroke-width="0.02778in" svg:stroke-color="#7f7f7f" svg:stroke-opacity="100%" draw:auto-grow-width="false" draw:auto-grow-height="false"/>
      <style:paragraph-properties style:font-independent-line-spacing="true" style:writing-mode="lr-tb"/>
    </style:style>
    <style:style style:family="graphic" style:name="a7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08">
      <style:graphic-properties draw:fill="none" draw:stroke="solid" svg:stroke-width="0.01042in" svg:stroke-color="#000000" svg:stroke-opacity="100%"/>
    </style:style>
    <style:style style:family="graphic" style:name="a709">
      <style:graphic-properties draw:fill="none" draw:stroke="solid" svg:stroke-width="0.01042in" svg:stroke-color="#000000" svg:stroke-opacity="100%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63">
      <style:graphic-properties draw:fill="none" draw:stroke="solid" svg:stroke-width="0.01042in" svg:stroke-color="#000000" draw:marker-end="a962" svg:stroke-opacity="100%"/>
    </style:style>
    <style:style style:family="graphic" style:name="a964">
      <style:graphic-properties draw:fill="none" draw:stroke="solid" svg:stroke-width="0.01042in" svg:stroke-color="#000000" svg:stroke-opacity="100%"/>
    </style:style>
    <style:style style:family="graphic" style:name="a966">
      <style:graphic-properties draw:fill="none" draw:stroke="solid" svg:stroke-width="0.01042in" svg:stroke-color="#000000" draw:marker-end="a965" svg:stroke-opacity="100%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bfbfbf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draw:fill="none" draw:stroke="solid" svg:stroke-width="0.01042in" svg:stroke-color="#000000" draw:marker-end="a713" svg:stroke-opacity="100%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draw:fill="none" draw:stroke="solid" svg:stroke-width="0.01042in" svg:stroke-color="#000000" svg:stroke-opacity="100%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draw:fill="none" draw:stroke="solid" svg:stroke-width="0.01042in" svg:stroke-color="#000000" draw:marker-end="a716" svg:stroke-opacity="100%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draw:fill="none" draw:stroke="solid" svg:stroke-width="0.01389in" svg:stroke-color="#000000" draw:marker-end="a839" svg:stroke-opacity="100%"/>
    </style:style>
    <style:style style:family="graphic" style:name="a841">
      <style:graphic-properties draw:fill="none" draw:stroke="solid" svg:stroke-width="0.01389in" svg:stroke-color="#000000" svg:stroke-opacity="100%"/>
    </style:style>
    <style:style style:family="graphic" style:name="a842">
      <style:graphic-properties draw:fill="none" draw:stroke="solid" svg:stroke-width="0.01389in" svg:stroke-color="#000000" svg:stroke-opacity="100%"/>
    </style:style>
    <style:style style:family="graphic" style:name="a843">
      <style:graphic-properties draw:fill="none" draw:stroke="solid" svg:stroke-width="0.01389in" svg:stroke-color="#000000" svg:stroke-opacity="100%"/>
    </style:style>
    <style:style style:family="graphic" style:name="a845">
      <style:graphic-properties draw:fill="none" draw:stroke="solid" svg:stroke-width="0.01042in" svg:stroke-color="#000000" draw:marker-end="a844" svg:stroke-opacity="100%"/>
    </style:style>
    <style:style style:family="graphic" style:name="a846">
      <style:graphic-properties draw:fill="none" draw:stroke="solid" svg:stroke-width="0.01389in" svg:stroke-color="#000000" svg:stroke-opacity="100%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72">
      <style:graphic-properties draw:fill="none" draw:stroke="solid" svg:stroke-width="0.01042in" svg:stroke-color="#000000" svg:stroke-opacity="100%"/>
    </style:style>
    <style:style style:family="graphic" style:name="a973">
      <style:graphic-properties draw:fill="none" draw:stroke="solid" svg:stroke-width="0.01042in" svg:stroke-color="#000000" svg:stroke-opacity="100%"/>
    </style:style>
    <style:style style:family="graphic" style:name="a975">
      <style:graphic-properties draw:fill="none" draw:stroke="solid" svg:stroke-width="0.01042in" svg:stroke-color="#000000" draw:marker-end="a974" svg:stroke-opacity="100%"/>
    </style:style>
    <style:style style:family="graphic" style:name="a977">
      <style:graphic-properties draw:fill="none" draw:stroke="solid" svg:stroke-width="0.01042in" svg:stroke-color="#000000" draw:marker-end="a976" svg:stroke-opacity="100%"/>
    </style:style>
    <style:style style:family="graphic" style:name="a979">
      <style:graphic-properties draw:fill="none" draw:stroke="solid" svg:stroke-width="0.01042in" svg:stroke-color="#000000" draw:marker-end="a978" svg:stroke-opacity="100%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ac090" draw:opacity="100%" draw:stroke="solid" svg:stroke-width="0.02083in" svg:stroke-color="#984807" svg:stroke-opacity="100%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97">
      <style:graphic-properties draw:fill="none" draw:stroke="solid" svg:stroke-width="0.02083in" svg:stroke-color="#000000" draw:marker-end="a396" svg:stroke-opacity="100%"/>
    </style:style>
    <style:style style:family="graphic" style:name="a725">
      <style:graphic-properties draw:fill="none" draw:stroke="solid" svg:stroke-width="0.01042in" svg:stroke-color="#000000" svg:stroke-opacity="100%"/>
    </style:style>
    <style:style style:family="graphic" style:name="a398">
      <style:graphic-properties draw:fill="none" draw:stroke="solid" svg:stroke-width="0.01042in" svg:stroke-color="#000000" svg:stroke-opacity="100%"/>
    </style:style>
    <style:style style:family="graphic" style:name="a726">
      <style:graphic-properties draw:fill="none" draw:stroke="solid" svg:stroke-width="0.01042in" svg:stroke-color="#000000" svg:stroke-opacity="100%"/>
    </style:style>
    <style:style style:family="graphic" style:name="a728">
      <style:graphic-properties draw:fill="none" draw:stroke="solid" svg:stroke-width="0.01042in" svg:stroke-color="#000000" draw:marker-end="a727" svg:stroke-opacity="100%"/>
    </style:style>
    <style:style style:family="graphic" style:name="a850">
      <style:graphic-properties draw:fill="none" draw:stroke="solid" svg:stroke-width="0.01389in" svg:stroke-color="#000000" svg:stroke-opacity="100%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4">
      <style:graphic-properties draw:fill="none" draw:stroke="solid" svg:stroke-width="0.01389in" svg:stroke-color="#000000" svg:stroke-opacity="100%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8">
      <style:graphic-properties draw:fill="none" draw:stroke="solid" svg:stroke-width="0.01389in" svg:stroke-color="#000000" svg:stroke-opacity="100%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01">
      <style:graphic-properties draw:fill="none" draw:stroke="solid" svg:stroke-width="0.01042in" svg:stroke-color="#000000" svg:stroke-opacity="100%"/>
    </style:style>
    <style:style style:family="graphic" style:name="a985">
      <style:graphic-properties draw:fill="none" draw:stroke="solid" svg:stroke-width="0.01042in" svg:stroke-color="#000000" draw:marker-end="a984" svg:stroke-opacity="100%"/>
    </style:style>
    <style:style style:family="graphic" style:name="a603">
      <style:graphic-properties draw:fill="none" draw:stroke="solid" svg:stroke-width="0.01042in" svg:stroke-color="#000000" draw:marker-end="a602" svg:stroke-opacity="100%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draw:fill="none" draw:stroke="solid" svg:stroke-width="0.01042in" svg:stroke-color="#000000" draw:marker-end="a729" svg:stroke-opacity="100%"/>
    </style:style>
    <style:style style:family="graphic" style:name="a732">
      <style:graphic-properties draw:fill="none" draw:stroke="solid" svg:stroke-width="0.01042in" svg:stroke-color="#000000" draw:marker-end="a731" svg:stroke-opacity="100%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7">
      <style:graphic-properties draw:fill="none" draw:stroke="solid" svg:stroke-width="0.01042in" svg:stroke-color="#000000" draw:marker-end="a736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b9cde5" draw:opacity="100%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draw:fill="none" draw:stroke="solid" svg:stroke-width="0.01042in" svg:stroke-color="#000000" draw:marker-end="a99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draw:fill="none" draw:stroke="solid" svg:stroke-width="0.01042in" svg:stroke-color="#000000" svg:stroke-opacity="100%"/>
    </style:style>
    <style:style style:family="graphic" style:name="a9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14">
      <style:graphic-properties draw:fill="none" draw:stroke="solid" svg:stroke-width="0.01042in" svg:stroke-color="#000000" draw:marker-end="a613" svg:stroke-opacity="100%"/>
    </style:style>
    <style:style style:family="graphic" style:name="a997">
      <style:graphic-properties draw:fill="none" draw:stroke="solid" svg:stroke-width="0.01042in" svg:stroke-color="#000000" draw:marker-end="a996" svg:stroke-opacity="100%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356" draw:master-page-name="Master1-Layout1-title-Title-Slide" presentation:presentation-page-layout-name="Master1-PPL1">
        <draw:custom-shape svg:x="0.83334in" svg:y="0.3015in" svg:width="8.82833in" svg:height="6.91345in" draw:id="id63" draw:style-name="a359" draw:name="Rectangle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2279in" svg:y="0.39054in" svg:width="6.8479in" svg:height="6.45214in" draw:id="id64" draw:style-name="a362" draw:name="Rectangle 5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66" draw:name="TextBox 177" svg:x="3.3186in" svg:y="2.84506in" svg:width="0.74141in" svg:height="0.26927in">
          <draw:text-box>
            <text:p text:style-name="a365" text:class-names="" text:cond-style-name=""><text:span text:style-name="a363" text:class-names="">clk_191</text:span><text:span text:style-name="a364" text:class-names=""/></text:p>
          </draw:text-box>
          <svg:title/>
          <svg:desc/>
        </draw:frame>
        <draw:frame draw:id="id66" draw:style-name="a369" draw:name="TextBox 4" svg:x="8.69862in" svg:y="0.20695in" svg:width="1.06972in" svg:height="0.40391in">
          <draw:text-box>
            <text:p text:style-name="a368" text:class-names="" text:cond-style-name=""><text:span text:style-name="a367" text:class-names="">DE1-SoC</text:span></text:p>
          </draw:text-box>
          <svg:title/>
          <svg:desc/>
        </draw:frame>
        <draw:frame draw:id="id67" draw:style-name="a373" draw:name="TextBox 7" svg:x="7.9469in" svg:y="2.82458in" svg:width="0.81027in" svg:height="0.40391in">
          <draw:text-box>
            <text:p text:style-name="a372" text:class-names="" text:cond-style-name=""><text:span text:style-name="a370" text:class-names="">FPGA<text:s text:c="1"/></text:span><text:span text:style-name="a371" text:class-names=""/></text:p>
          </draw:text-box>
          <svg:title/>
          <svg:desc/>
        </draw:frame>
        <draw:custom-shape svg:x="1.92702in" svg:y="0.37414in" svg:width="6.8479in" svg:height="2.3171in" draw:id="id68" draw:style-name="a376" draw:name="Rectangle 6">
          <svg:title/>
          <svg:desc/>
          <text:p text:style-name="a375" text:class-names="" text:cond-style-name=""><text:span text:style-name="a374" text:class-names="">64bit AXI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379" draw:name="TextBox 8" svg:x="8.11283in" svg:y="0.34337in" svg:width="0.60516in" svg:height="0.40391in">
          <draw:text-box>
            <text:p text:style-name="a378" text:class-names="" text:cond-style-name=""><text:span text:style-name="a377" text:class-names="">HPS</text:span></text:p>
          </draw:text-box>
          <svg:title/>
          <svg:desc/>
        </draw:frame>
        <draw:custom-shape svg:x="7.01618in" svg:y="0.72618in" svg:width="1.57448in" svg:height="1.31607in" draw:id="id70" draw:style-name="a382" draw:name="Rectangle 9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4177in" svg:y="2.93681in" svg:width="0.80588in" svg:height="0.47713in" draw:id="id71" draw:style-name="a385" draw:name="Rectangle 11">
          <svg:title/>
          <svg:desc/>
          <text:p text:style-name="a384" text:class-names="" text:cond-style-name=""><text:span text:style-name="a383" text:class-names="">PLL VGA clock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2723in" svg:y="2.86634in" svg:width="0.70874in" svg:height="0.56867in" draw:id="id72" draw:style-name="a390" draw:name="Rectangle 13">
          <svg:title/>
          <svg:desc/>
          <text:p text:style-name="a387" text:class-names="" text:cond-style-name=""><text:span text:style-name="a386" text:class-names="">50MHz</text:span></text:p>
          <text:p text:style-name="a389" text:class-names="" text:cond-style-name=""><text:span text:style-name="a388" text:class-names="">OS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272in" svg:y="5.17234in" svg:width="0.81881in" svg:height="0.43312in" draw:id="id73" draw:style-name="a395" draw:name="Rectangle 92">
          <svg:title/>
          <svg:desc/>
          <text:p text:style-name="a392" text:class-names="" text:cond-style-name=""><text:span text:style-name="a391" text:class-names="">Camera<text:s text:c="1"/></text:span></text:p>
          <text:p text:style-name="a394" text:class-names="" text:cond-style-name=""><text:span text:style-name="a393" text:class-names="">Capt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34655in" svg:y1="5.40141in" svg:x2="2.6272in" svg:y2="5.4069in" draw:id="id74" draw:style-name="a397" draw:name="Straight Arrow Connector 93">
          <svg:title/>
          <svg:desc/>
        </draw:connector>
        <draw:connector draw:type="line" svg:x1="4.28064in" svg:y1="3.14231in" svg:x2="5.44431in" svg:y2="3.14232in" draw:id="id75" draw:style-name="a398" draw:name="Straight Connector 136">
          <svg:title/>
          <svg:desc/>
        </draw:connector>
        <draw:connector draw:type="line" svg:x1="1.83597in" svg:y1="3.15067in" draw:start-shape="id72" draw:start-glue-point="1" svg:x2="2.54177in" svg:y2="3.15067in" draw:id="id76" draw:style-name="a400" draw:name="Straight Arrow Connector 140">
          <svg:title/>
          <svg:desc/>
        </draw:connector>
        <draw:custom-shape svg:x="3.43776in" svg:y="6.89996in" svg:width="1.37313in" svg:height="0.21557in" draw:id="id77" draw:style-name="a405" draw:name="Rectangle 142">
          <svg:title/>
          <svg:desc/>
          <text:p text:style-name="a404" text:class-names="" text:cond-style-name=""><text:span text:style-name="a401" text:class-names="">SDRAM<text:s text:c="1"/></text:span><text:span text:style-name="a402" text:class-names="">64MB</text:span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94701in" svg:y1="3.08328in" svg:x2="3.94961in" svg:y2="4.3096in" draw:id="id78" draw:style-name="a407" draw:name="Straight Arrow Connector 155">
          <svg:title/>
          <svg:desc/>
        </draw:connector>
        <draw:connector draw:type="line" svg:x1="5.22104in" svg:y1="2.83602in" svg:x2="5.22104in" svg:y2="3.14231in" draw:id="id79" draw:style-name="a409" draw:name="Straight Arrow Connector 158">
          <svg:title/>
          <svg:desc/>
        </draw:connector>
        <draw:connector draw:type="line" svg:x1="4.87003in" svg:y1="5.53282in" svg:x2="4.87003in" svg:y2="5.6536in" draw:id="id80" draw:style-name="a411" draw:name="Straight Arrow Connector 180">
          <svg:title/>
          <svg:desc/>
        </draw:connector>
        <draw:custom-shape svg:x="0.21039in" svg:y="4.16515in" svg:width="1.24591in" svg:height="1.55425in" draw:id="id81" draw:style-name="a416" draw:name="Rectangle 236">
          <svg:title/>
          <svg:desc/>
          <text:p text:style-name="a413" text:class-names="" text:cond-style-name=""><text:span text:style-name="a412" text:class-names="">TRDB-D5M</text:span></text:p>
          <text:p text:style-name="a415" text:class-names="" text:cond-style-name=""><text:span text:style-name="a414" text:class-names="">5Mpix camer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31618in" svg:y1="6.28978in" draw:start-shape="id82" draw:start-glue-point="1" svg:x2="8.86394in" svg:y2="6.29136in" draw:end-shape="id83" draw:end-glue-point="3" draw:id="id84" draw:style-name="a418" draw:name="Straight Arrow Connector 238">
          <svg:title/>
          <svg:desc/>
        </draw:connector>
        <draw:connector draw:type="line" svg:x1="2.2717in" svg:y1="5.44864in" svg:x2="2.38688in" svg:y2="5.37049in" draw:id="id85" draw:style-name="a419" draw:name="Straight Connector 1086">
          <svg:title/>
          <svg:desc/>
        </draw:connector>
        <draw:frame draw:id="id86" draw:style-name="a422" draw:name="TextBox 245" svg:x="2.17569in" svg:y="5.37831in" svg:width="0.35973in" svg:height="0.2861in">
          <draw:text-box>
            <text:p text:style-name="a421" text:class-names="" text:cond-style-name=""><text:span text:style-name="a420" text:class-names="">12</text:span></text:p>
          </draw:text-box>
          <svg:title/>
          <svg:desc/>
        </draw:frame>
        <draw:custom-shape svg:x="8.86394in" svg:y="1.97905in" svg:width="0.70874in" svg:height="0.56867in" draw:id="id87" draw:style-name="a428" draw:name="Rectangle 13">
          <svg:title/>
          <svg:desc/>
          <text:p text:style-name="a424" text:class-names="" text:cond-style-name=""><text:span text:style-name="a423" text:class-names="">SDRAM</text:span></text:p>
          <text:p text:style-name="a427" text:class-names="" text:cond-style-name=""><text:span text:style-name="a425" text:class-names="">1GB</text:span><text:span text:style-name="a4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9107in" svg:y="2.16529in" svg:width="1.6487in" svg:height="0.19619in" draw:id="id88" draw:style-name="a433" draw:name="Rectangle 9">
          <svg:title/>
          <svg:desc/>
          <text:p text:style-name="a432" text:class-names="" text:cond-style-name=""><text:span text:style-name="a429" text:class-names="">SDRAM<text:s text:c="1"/></text:span><text:span text:style-name="a430" text:class-names="">Controller</text:span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86394in" svg:y1="2.26338in" draw:start-shape="id87" draw:start-glue-point="3" svg:x2="8.43977in" svg:y2="2.26338in" draw:end-shape="id88" draw:end-glue-point="1" draw:id="id89" draw:style-name="a434" draw:name="67 Conector recto de flecha">
          <svg:title/>
          <svg:desc/>
        </draw:connector>
        <draw:custom-shape svg:x="3.71228in" svg:y="0.47775in" svg:width="2.187in" svg:height="1.81393in" draw:id="id90" draw:style-name="a437" draw:name="Rectangle 9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9803in" svg:y="1.77677in" svg:width="1.36631in" svg:height="0.21381in" draw:id="id91" draw:style-name="a440" draw:name="21 Rectángulo">
          <svg:title/>
          <svg:desc/>
          <text:p text:style-name="a439" text:class-names="" text:cond-style-name=""><text:span text:style-name="a438" text:class-names="">L2 cache 512K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693in" svg:y="0.9048in" svg:width="0.73661in" svg:height="0.52615in" draw:id="id92" draw:style-name="a445" draw:name="122 Rectángulo">
          <svg:title/>
          <svg:desc/>
          <text:p text:style-name="a442" text:class-names="" text:cond-style-name=""><text:span text:style-name="a441" text:class-names="">CPU0</text:span></text:p>
          <text:p text:style-name="a444" text:class-names="" text:cond-style-name=""><text:span text:style-name="a443" text:class-names="">L1 cache 32k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2027in" svg:y="1.43094in" svg:width="0.62106in" svg:height="0.18608in" draw:id="id93" draw:style-name="a448" draw:name="59 Rectángulo">
          <svg:title/>
          <svg:desc/>
          <text:p text:style-name="a447" text:class-names="" text:cond-style-name=""><text:span text:style-name="a446" text:class-names="">ACP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693in" svg:y="1.4339in" svg:width="0.85097in" svg:height="0.18312in" draw:id="id94" draw:style-name="a451" draw:name="60 Rectángulo">
          <svg:title/>
          <svg:desc/>
          <text:p text:style-name="a450" text:class-names="" text:cond-style-name=""><text:span text:style-name="a449" text:class-names="">SCU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454" draw:name="TextBox 138" svg:x="7.14087in" svg:y="0.67718in" svg:width="1.2689in" svg:height="0.26927in">
          <draw:text-box>
            <text:p text:style-name="a453" text:class-names="" text:cond-style-name=""><text:span text:style-name="a452" text:class-names="">MPU: Dual Cortex A9</text:span></text:p>
          </draw:text-box>
          <svg:title/>
          <svg:desc/>
        </draw:frame>
        <draw:custom-shape svg:x="7.80472in" svg:y="0.90775in" svg:width="0.73661in" svg:height="0.52615in" draw:id="id96" draw:style-name="a459" draw:name="122 Rectángulo">
          <svg:title/>
          <svg:desc/>
          <text:p text:style-name="a456" text:class-names="" text:cond-style-name=""><text:span text:style-name="a455" text:class-names="">CPU0</text:span></text:p>
          <text:p text:style-name="a458" text:class-names="" text:cond-style-name=""><text:span text:style-name="a457" text:class-names="">L1 cache 32k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77794in" svg:y1="1.62041in" svg:x2="7.77794in" svg:y2="1.78878in" draw:id="id97" draw:style-name="a461" draw:name="Straight Arrow Connector 70">
          <svg:title/>
          <svg:desc/>
        </draw:connector>
        <draw:custom-shape svg:x="2.15956in" svg:y="0.62082in" svg:width="1.21594in" svg:height="0.84254in" draw:id="id98" draw:style-name="a467" draw:name="Rectangle 9">
          <svg:title/>
          <svg:desc/>
          <text:p text:style-name="a463" text:class-names="" text:cond-style-name=""><text:span text:style-name="a462" text:class-names="">HPS peripherals</text:span></text:p>
          <text:p text:style-name="a466" text:class-names="" text:cond-style-name=""><text:span text:style-name="a464" text:class-names="">(USB, Ethernet, Timers, UART, etc.)</text:span><text:span text:style-name="a4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6835in" svg:y="1.28764in" svg:width="0.87758in" svg:height="0.92385in" draw:id="id99" draw:style-name="a470" draw:name="21 Rectángulo">
          <svg:title/>
          <svg:desc/>
          <text:p text:style-name="a469" text:class-names="" text:cond-style-name=""><text:span text:style-name="a468" text:class-names="">L3 Main swit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312in" svg:y="1.09928in" svg:width="0.87671in" svg:height="0.63922in" draw:id="id100" draw:style-name="a473" draw:name="21 Rectángulo">
          <svg:title/>
          <svg:desc/>
          <text:p text:style-name="a472" text:class-names="" text:cond-style-name=""><text:span text:style-name="a471" text:class-names="">L3 master peripheral swit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541in" svg:y="0.57312in" svg:width="0.89183in" svg:height="0.57302in" draw:id="id101" draw:style-name="a476" draw:name="21 Rectángulo">
          <svg:title/>
          <svg:desc/>
          <text:p text:style-name="a475" text:class-names="" text:cond-style-name=""><text:span text:style-name="a474" text:class-names="">L3 slave peripheral swit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78119in" svg:y1="1.99058in" draw:start-shape="id91" draw:start-glue-point="2" svg:x2="7.78119in" svg:y2="2.16529in" draw:id="id102" draw:style-name="a478" draw:name="Straight Arrow Connector 70">
          <svg:title/>
          <svg:desc/>
        </draw:connector>
        <draw:custom-shape svg:x="6.05464in" svg:y="0.72618in" svg:width="0.85717in" svg:height="0.49942in" draw:id="id103" draw:style-name="a484" draw:name="Rectangle 9">
          <svg:title/>
          <svg:desc/>
          <text:p text:style-name="a480" text:class-names="" text:cond-style-name=""><text:span text:style-name="a479" text:class-names="">DMA<text:s text:c="1"/></text:span></text:p>
          <text:p text:style-name="a483" text:class-names="" text:cond-style-name=""><text:span text:style-name="a481" text:class-names="">Controller</text:span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8541in" svg:y1="0.78182in" svg:x2="3.37427in" svg:y2="0.77805in" draw:id="id104" draw:style-name="a486" draw:name="Straight Arrow Connector 116">
          <svg:title/>
          <svg:desc/>
        </draw:connector>
        <draw:connector draw:type="line" svg:x1="4.85441in" svg:y1="0.98529in" svg:x2="3.50797in" svg:y2="0.97932in" draw:id="id105" draw:style-name="a487" draw:name="Straight Arrow Connector 116">
          <svg:title/>
          <svg:desc/>
        </draw:connector>
        <draw:custom-shape svg:x="7.56698in" svg:y="2.49469in" svg:width="1.0633in" svg:height="0.33606in" draw:id="id106" draw:style-name="a492" draw:name="21 Rectángulo">
          <svg:title/>
          <svg:desc/>
          <text:p text:style-name="a491" text:class-names="" text:cond-style-name=""><text:span text:style-name="a488" text:class-names="">FPGA-SDRAM<text:s text:c="1"/></text:span><text:span text:style-name="a489" text:class-names="">bridge 0</text:span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11161in" svg:y1="2.48489in" svg:x2="8.11161in" svg:y2="2.34907in" draw:id="id107" draw:style-name="a494" draw:name="Straight Arrow Connector 70">
          <svg:title/>
          <svg:desc/>
        </draw:connector>
        <draw:custom-shape svg:x="2.98065in" svg:y="2.50046in" svg:width="1.33054in" svg:height="0.35315in" draw:id="id108" draw:style-name="a503" draw:name="21 Rectángulo">
          <svg:title/>
          <svg:desc/>
          <text:p text:style-name="a497" text:class-names="" text:cond-style-name=""><text:span text:style-name="a495" text:class-names="">Lightweight</text:span><text:span text:style-name="a496" text:class-names=""/></text:p>
          <text:p text:style-name="a502" text:class-names="" text:cond-style-name=""><text:span text:style-name="a498" text:class-names="">HPS-FPGA</text:span><text:span text:style-name="a499" text:class-names=""><text:s text:c="1"/></text:span><text:span text:style-name="a500" text:class-names="">Bridge</text:span><text:span text:style-name="a5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50797in" svg:y1="0.97589in" svg:x2="3.50797in" svg:y2="2.50046in" draw:id="id109" draw:style-name="a505" draw:name="Straight Arrow Connector 70">
          <svg:title/>
          <svg:desc/>
        </draw:connector>
        <draw:frame draw:id="id110" draw:style-name="a510" draw:name="118 CuadroTexto" svg:x="3.51285in" svg:y="2.29918in" svg:width="0.63671in" svg:height="0.23561in">
          <draw:text-box>
            <text:p text:style-name="a509" text:class-names="" text:cond-style-name=""><text:span text:style-name="a506" text:class-names="">32bit<text:s text:c="1"/></text:span><text:span text:style-name="a507" text:class-names="">AXI<text:s text:c="1"/></text:span><text:span text:style-name="a508" text:class-names=""/></text:p>
          </draw:text-box>
          <svg:title/>
          <svg:desc/>
        </draw:frame>
        <draw:connector draw:type="line" svg:x1="5.75234in" svg:y1="0.94669in" svg:x2="6.06455in" svg:y2="0.94669in" draw:id="id111" draw:style-name="a512" draw:name="Straight Arrow Connector 116">
          <svg:title/>
          <svg:desc/>
        </draw:connector>
        <draw:custom-shape svg:x="0.93242in" svg:y="0.45589in" svg:width="0.80936in" svg:height="0.40075in" draw:id="id112" draw:style-name="a517" draw:name="Rectangle 87">
          <svg:title/>
          <svg:desc/>
          <text:p text:style-name="a514" text:class-names="" text:cond-style-name=""><text:span text:style-name="a513" text:class-names="">PHYS</text:span></text:p>
          <text:p text:style-name="a516" text:class-names="" text:cond-style-name=""><text:span text:style-name="a515" text:class-names="">Etherne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37758in" svg:y1="1.40984in" svg:x2="3.8421in" svg:y2="1.40984in" draw:id="id113" draw:style-name="a519" draw:name="Straight Arrow Connector 116">
          <svg:title/>
          <svg:desc/>
        </draw:connector>
        <draw:connector draw:type="line" svg:x1="7.09892in" svg:y1="1.89188in" svg:x2="5.76835in" svg:y2="1.88367in" draw:id="id114" draw:style-name="a521" draw:name="Straight Arrow Connector 116">
          <svg:title/>
          <svg:desc/>
        </draw:connector>
        <draw:connector draw:type="line" svg:x1="4.72131in" svg:y1="1.37176in" svg:x2="4.86304in" svg:y2="1.37176in" draw:id="id115" draw:style-name="a523" draw:name="Straight Arrow Connector 116">
          <svg:title/>
          <svg:desc/>
        </draw:connector>
        <draw:connector draw:type="line" svg:x1="5.00801in" svg:y1="2.21132in" svg:x2="5.00801in" svg:y2="2.50046in" draw:id="id116" draw:style-name="a525" draw:name="Straight Arrow Connector 70">
          <svg:title/>
          <svg:desc/>
        </draw:connector>
        <draw:custom-shape svg:x="4.41248in" svg:y="2.49968in" svg:width="0.90223in" svg:height="0.34329in" draw:id="id117" draw:style-name="a530" draw:name="21 Rectángulo">
          <svg:title/>
          <svg:desc/>
          <text:p text:style-name="a527" text:class-names="" text:cond-style-name=""><text:span text:style-name="a526" text:class-names="">HPS-FPGA</text:span></text:p>
          <text:p text:style-name="a529" text:class-names="" text:cond-style-name=""><text:span text:style-name="a528" text:class-names="">Brid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3268in" svg:y="2.49968in" svg:width="0.90223in" svg:height="0.34329in" draw:id="id118" draw:style-name="a535" draw:name="21 Rectángulo">
          <svg:title/>
          <svg:desc/>
          <text:p text:style-name="a532" text:class-names="" text:cond-style-name=""><text:span text:style-name="a531" text:class-names="">FPGA-HPS</text:span></text:p>
          <text:p text:style-name="a534" text:class-names="" text:cond-style-name=""><text:span text:style-name="a533" text:class-names="">Bridg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66023in" svg:y1="2.49128in" svg:x2="5.66023in" svg:y2="2.20214in" draw:id="id119" draw:style-name="a537" draw:name="Straight Arrow Connector 70">
          <svg:title/>
          <svg:desc/>
        </draw:connector>
        <draw:custom-shape svg:x="2.17952in" svg:y="1.62479in" svg:width="0.99842in" svg:height="0.26709in" draw:id="id120" draw:style-name="a540" draw:name="Rectangle 9">
          <svg:title/>
          <svg:desc/>
          <text:p text:style-name="a539" text:class-names="" text:cond-style-name=""><text:span text:style-name="a538" text:class-names="">Boot RO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7952in" svg:y="1.99947in" svg:width="0.99842in" svg:height="0.3594in" draw:id="id121" draw:style-name="a545" draw:name="Rectangle 9">
          <svg:title/>
          <svg:desc/>
          <text:p text:style-name="a544" text:class-names="" text:cond-style-name=""><text:span text:style-name="a541" text:class-names="">On</text:span><text:span text:style-name="a542" text:class-names="">-chip RAM 64kB</text:span><text:span text:style-name="a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87223in" svg:y1="1.82032in" svg:x2="3.18182in" svg:y2="1.82909in" draw:id="id122" draw:style-name="a547" draw:name="Straight Arrow Connector 70">
          <svg:title/>
          <svg:desc/>
        </draw:connector>
        <draw:connector draw:type="line" svg:x1="5.75234in" svg:y1="1.52762in" svg:x2="7.08146in" svg:y2="1.52398in" draw:id="id123" draw:style-name="a549" draw:name="Straight Arrow Connector 70">
          <svg:title/>
          <svg:desc/>
        </draw:connector>
        <draw:frame draw:id="id124" draw:style-name="a552" draw:name="114 CuadroTexto" svg:x="4.96685in" svg:y="2.28987in" svg:width="0.71735in" svg:height="0.23561in">
          <draw:text-box>
            <text:p text:style-name="a551" text:class-names="" text:cond-style-name=""><text:span text:style-name="a550" text:class-names="">128 bit AXI<text:s text:c="1"/></text:span></text:p>
          </draw:text-box>
          <svg:title/>
          <svg:desc/>
        </draw:frame>
        <draw:frame draw:id="id125" draw:style-name="a555" draw:name="118 CuadroTexto" svg:x="6.09875in" svg:y="1.70979in" svg:width="0.61217in" svg:height="0.23561in">
          <draw:text-box>
            <text:p text:style-name="a554" text:class-names="" text:cond-style-name=""><text:span text:style-name="a553" text:class-names="">64bit AXI</text:span></text:p>
          </draw:text-box>
          <svg:title/>
          <svg:desc/>
        </draw:frame>
        <draw:custom-shape svg:x="8.8587in" svg:y="0.86122in" svg:width="0.70874in" svg:height="0.56867in" draw:id="id126" draw:style-name="a560" draw:name="Rectangle 13">
          <svg:title/>
          <svg:desc/>
          <text:p text:style-name="a557" text:class-names="" text:cond-style-name=""><text:span text:style-name="a556" text:class-names="">25MHz</text:span></text:p>
          <text:p text:style-name="a559" text:class-names="" text:cond-style-name=""><text:span text:style-name="a558" text:class-names="">OSC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86919in" svg:y1="1.17724in" svg:x2="8.60082in" svg:y2="1.17724in" draw:id="id127" draw:style-name="a562" draw:name="Straight Arrow Connector 140">
          <svg:title/>
          <svg:desc/>
        </draw:connector>
        <draw:custom-shape svg:x="4.07949in" svg:y="3.63065in" svg:width="0.77492in" svg:height="0.40837in" draw:id="id128" draw:style-name="a568" draw:name="Rectangle 17">
          <svg:title/>
          <svg:desc/>
          <text:p text:style-name="a564" text:class-names="" text:cond-style-name=""><text:span text:style-name="a563" text:class-names="">Avalon</text:span></text:p>
          <text:p text:style-name="a567" text:class-names="" text:cond-style-name=""><text:span text:style-name="a565" text:class-names="">Camera</text:span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572" draw:name="TextBox 177" svg:x="1.83447in" svg:y="2.90084in" svg:width="0.79274in" svg:height="0.26927in">
          <draw:text-box>
            <text:p text:style-name="a571" text:class-names="" text:cond-style-name=""><text:span text:style-name="a569" text:class-names="">CLOCK_50</text:span><text:span text:style-name="a570" text:class-names=""/></text:p>
          </draw:text-box>
          <svg:title/>
          <svg:desc/>
        </draw:frame>
        <draw:connector draw:type="line" svg:x1="4.38269in" svg:y1="3.14231in" svg:x2="4.38269in" svg:y2="3.63065in" draw:id="id130" draw:style-name="a574" draw:name="Straight Arrow Connector 158">
          <svg:title/>
          <svg:desc/>
        </draw:connector>
        <draw:connector draw:type="line" svg:x1="5.91264in" svg:y1="3.32345in" svg:x2="7.91417in" svg:y2="3.33103in" draw:id="id131" draw:style-name="a575" draw:name="Straight Connector 136">
          <svg:title/>
          <svg:desc/>
        </draw:connector>
        <draw:connector draw:type="line" svg:x1="5.91264in" svg:y1="3.32345in" svg:x2="5.91264in" svg:y2="2.83284in" draw:id="id132" draw:style-name="a577" draw:name="Straight Arrow Connector 158">
          <svg:title/>
          <svg:desc/>
        </draw:connector>
        <draw:custom-shape svg:x="2.4054in" svg:y="3.50813in" svg:width="0.80588in" svg:height="0.63561in" draw:id="id133" draw:style-name="a582" draw:name="Rectangle 11">
          <svg:title/>
          <svg:desc/>
          <text:p text:style-name="a579" text:class-names="" text:cond-style-name=""><text:span text:style-name="a578" text:class-names="">PLL camera</text:span></text:p>
          <text:p text:style-name="a581" text:class-names="" text:cond-style-name=""><text:span text:style-name="a580" text:class-names="">clock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99661in" svg:y1="2.9705in" svg:x2="4.99661in" svg:y2="2.84245in" draw:id="id134" draw:style-name="a584" draw:name="Straight Arrow Connector 140">
          <svg:title/>
          <svg:desc/>
        </draw:connector>
        <draw:connector draw:type="line" svg:x1="2.10391in" svg:y1="3.14232in" svg:x2="2.09798in" svg:y2="3.98625in" draw:id="id135" draw:style-name="a585" draw:name="Straight Arrow Connector 116">
          <svg:title/>
          <svg:desc/>
        </draw:connector>
        <draw:connector draw:type="line" svg:x1="2.09798in" svg:y1="3.98625in" svg:x2="2.40201in" svg:y2="3.98625in" draw:id="id136" draw:style-name="a587" draw:name="Straight Arrow Connector 155">
          <svg:title/>
          <svg:desc/>
        </draw:connector>
        <draw:connector draw:type="line" svg:x1="3.34223in" svg:y1="3.08356in" svg:x2="3.94961in" svg:y2="3.08328in" draw:id="id137" draw:style-name="a588" draw:name="Straight Arrow Connector 116">
          <svg:title/>
          <svg:desc/>
        </draw:connector>
        <draw:custom-shape svg:x="1.90525in" svg:y="0.38336in" svg:width="6.87272in" svg:height="3.85922in" draw:id="id138" draw:style-name="a592" draw:name="Rectangle 308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596" draw:name="TextBox 309" svg:x="8.71799in" svg:y="3.87263in" svg:width="0.67542in" svg:height="0.40391in">
          <draw:text-box>
            <text:p text:style-name="a595" text:class-names="" text:cond-style-name=""><text:span text:style-name="a593" text:class-names="">Qsys</text:span><text:span text:style-name="a594" text:class-names=""/></text:p>
          </draw:text-box>
          <svg:title/>
          <svg:desc/>
        </draw:frame>
        <draw:frame draw:id="id140" draw:style-name="a600" draw:name="TextBox 177" svg:x="3.32208in" svg:y="3.16123in" svg:width="0.5701in" svg:height="0.26927in">
          <draw:text-box>
            <text:p text:style-name="a599" text:class-names="" text:cond-style-name=""><text:span text:style-name="a597" text:class-names="">clk_25</text:span><text:span text:style-name="a598" text:class-names=""/></text:p>
          </draw:text-box>
          <svg:title/>
          <svg:desc/>
        </draw:frame>
        <draw:connector draw:type="line" svg:x1="3.33844in" svg:y1="3.38775in" svg:x2="3.71828in" svg:y2="3.38747in" draw:id="id141" draw:style-name="a601" draw:name="Straight Arrow Connector 116">
          <svg:title/>
          <svg:desc/>
        </draw:connector>
        <draw:connector draw:type="line" svg:x1="3.72213in" svg:y1="3.38747in" svg:x2="3.72275in" svg:y2="4.29128in" draw:id="id142" draw:style-name="a603" draw:name="Straight Arrow Connector 155">
          <svg:title/>
          <svg:desc/>
        </draw:connector>
        <draw:frame draw:id="id143" draw:style-name="a607" draw:name="TextBox 177" svg:x="4.32648in" svg:y="3.09562in" svg:width="1.09051in" svg:height="0.26927in">
          <draw:text-box>
            <text:p text:style-name="a606" text:class-names="" text:cond-style-name=""><text:span text:style-name="a604" text:class-names="">Avalon MM Bus</text:span><text:span text:style-name="a605" text:class-names=""/></text:p>
          </draw:text-box>
          <svg:title/>
          <svg:desc/>
        </draw:frame>
        <draw:frame draw:id="id144" draw:style-name="a611" draw:name="TextBox 177" svg:x="3.15265in" svg:y="3.61793in" svg:width="0.5701in" svg:height="0.26927in">
          <draw:text-box>
            <text:p text:style-name="a610" text:class-names="" text:cond-style-name=""><text:span text:style-name="a608" text:class-names="">clk_24</text:span><text:span text:style-name="a609" text:class-names=""/></text:p>
          </draw:text-box>
          <svg:title/>
          <svg:desc/>
        </draw:frame>
        <draw:connector draw:type="line" svg:x1="3.21048in" svg:y1="3.86128in" svg:x2="3.43519in" svg:y2="3.86128in" draw:id="id145" draw:style-name="a612" draw:name="Straight Arrow Connector 116">
          <svg:title/>
          <svg:desc/>
        </draw:connector>
        <draw:connector draw:type="line" svg:x1="3.43088in" svg:y1="4.29128in" svg:x2="1.44948in" svg:y2="4.28789in" draw:id="id146" draw:style-name="a614" draw:name="Straight Arrow Connector 155">
          <svg:title/>
          <svg:desc/>
        </draw:connector>
        <draw:frame draw:id="id147" draw:style-name="a620" draw:name="TextBox 177" svg:x="1.89044in" svg:y="4.97864in" svg:width="0.71911in" svg:height="0.43757in">
          <draw:text-box>
            <text:p text:style-name="a616" text:class-names="" text:cond-style-name=""><text:span text:style-name="a615" text:class-names="">ccd_data</text:span></text:p>
            <text:p text:style-name="a619" text:class-names="" text:cond-style-name=""><text:span text:style-name="a617" text:class-names="">_raw</text:span><text:span text:style-name="a618" text:class-names=""/></text:p>
          </draw:text-box>
          <svg:title/>
          <svg:desc/>
        </draw:frame>
        <draw:frame draw:id="id148" draw:style-name="a626" draw:name="TextBox 177" svg:x="3.41327in" svg:y="4.98263in" svg:width="0.78572in" svg:height="0.43757in">
          <draw:text-box>
            <text:p text:style-name="a622" text:class-names="" text:cond-style-name=""><text:span text:style-name="a621" text:class-names="">ccd_data</text:span></text:p>
            <text:p text:style-name="a625" text:class-names="" text:cond-style-name=""><text:span text:style-name="a623" text:class-names="">_captured</text:span><text:span text:style-name="a624" text:class-names=""/></text:p>
          </draw:text-box>
          <svg:title/>
          <svg:desc/>
        </draw:frame>
        <draw:connector draw:type="line" svg:x1="3.44601in" svg:y1="5.41621in" svg:x2="4.19899in" svg:y2="5.41694in" draw:id="id149" draw:style-name="a628" draw:name="Straight Arrow Connector 93">
          <svg:title/>
          <svg:desc/>
        </draw:connector>
        <draw:connector draw:type="line" svg:x1="3.7186in" svg:y1="5.44864in" svg:x2="3.83378in" svg:y2="5.37049in" draw:id="id150" draw:style-name="a629" draw:name="Straight Connector 1086">
          <svg:title/>
          <svg:desc/>
        </draw:connector>
        <draw:frame draw:id="id151" draw:style-name="a632" draw:name="TextBox 245" svg:x="3.58374in" svg:y="5.40781in" svg:width="0.35973in" svg:height="0.2861in">
          <draw:text-box>
            <text:p text:style-name="a631" text:class-names="" text:cond-style-name=""><text:span text:style-name="a630" text:class-names="">12</text:span></text:p>
          </draw:text-box>
          <svg:title/>
          <svg:desc/>
        </draw:frame>
        <draw:custom-shape svg:x="4.18745in" svg:y="5.20514in" svg:width="0.748in" svg:height="0.43312in" draw:id="id152" draw:style-name="a635" draw:name="Rectangle 92">
          <svg:title/>
          <svg:desc/>
          <text:p text:style-name="a634" text:class-names="" text:cond-style-name=""><text:span text:style-name="a633" text:class-names="">Raw to RG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93545in" svg:y1="5.4217in" draw:start-shape="id152" draw:start-glue-point="1" svg:x2="5.43407in" svg:y2="5.42326in" draw:id="id153" draw:style-name="a637" draw:name="Straight Arrow Connector 93">
          <svg:title/>
          <svg:desc/>
        </draw:connector>
        <draw:custom-shape svg:x="5.43968in" svg:y="5.22049in" svg:width="0.72019in" svg:height="0.43312in" draw:id="id154" draw:style-name="a640" draw:name="Rectangle 92">
          <svg:title/>
          <svg:desc/>
          <text:p text:style-name="a639" text:class-names="" text:cond-style-name=""><text:span text:style-name="a638" text:class-names="">RGB to HSV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8982in" svg:y="5.22985in" svg:width="0.72019in" svg:height="0.43312in" draw:id="id155" draw:style-name="a643" draw:name="Rectangle 92">
          <svg:title/>
          <svg:desc/>
          <text:p text:style-name="a642" text:class-names="" text:cond-style-name=""><text:span text:style-name="a641" text:class-names="">HSV to Binar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5548in" svg:y1="5.4381in" svg:x2="6.70648in" svg:y2="5.4381in" draw:id="id156" draw:style-name="a645" draw:name="Straight Arrow Connector 93">
          <svg:title/>
          <svg:desc/>
        </draw:connector>
        <draw:custom-shape svg:x="5.68811in" svg:y="3.55705in" svg:width="0.79738in" svg:height="0.66544in" draw:id="id157" draw:style-name="a654" draw:name="Rectangle 92">
          <svg:title/>
          <svg:desc/>
          <text:p text:style-name="a649" text:class-names="" text:cond-style-name=""><text:span text:style-name="a646" text:class-names="">Image<text:s text:c="1"/></text:span><text:span text:style-name="a647" text:class-names="">W</text:span><text:span text:style-name="a648" text:class-names="">riter</text:span></text:p>
          <text:p text:style-name="a653" text:class-names="" text:cond-style-name=""><text:span text:style-name="a650" text:class-names="">RGBGra</text:span><text:span text:style-name="a651" text:class-names="">y</text:span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1656in" svg:y="3.551in" svg:width="0.75812in" svg:height="0.66294in" draw:id="id158" draw:style-name="a663" draw:name="Rectangle 92">
          <svg:title/>
          <svg:desc/>
          <text:p text:style-name="a658" text:class-names="" text:cond-style-name=""><text:span text:style-name="a655" text:class-names="">Image<text:s text:c="1"/></text:span><text:span text:style-name="a656" text:class-names="">W</text:span><text:span text:style-name="a657" text:class-names="">riter</text:span></text:p>
          <text:p text:style-name="a662" text:class-names="" text:cond-style-name=""><text:span text:style-name="a659" text:class-names="">Gra</text:span><text:span text:style-name="a660" text:class-names="">y</text:span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4309in" svg:y="3.54405in" svg:width="0.68137in" svg:height="0.66544in" draw:id="id159" draw:style-name="a671" draw:name="Rectangle 92">
          <svg:title/>
          <svg:desc/>
          <text:p text:style-name="a667" text:class-names="" text:cond-style-name=""><text:span text:style-name="a664" text:class-names="">Image<text:s text:c="1"/></text:span><text:span text:style-name="a665" text:class-names="">W</text:span><text:span text:style-name="a666" text:class-names="">riter</text:span></text:p>
          <text:p text:style-name="a670" text:class-names="" text:cond-style-name=""><text:span text:style-name="a668" text:class-names="">Bin.</text:span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13638in" svg:y1="5.46619in" svg:x2="5.25156in" svg:y2="5.38804in" draw:id="id160" draw:style-name="a672" draw:name="Straight Connector 1086">
          <svg:title/>
          <svg:desc/>
        </draw:connector>
        <draw:frame draw:id="id161" draw:style-name="a675" draw:name="TextBox 245" svg:x="5.01796in" svg:y="5.41032in" svg:width="0.42635in" svg:height="0.2861in">
          <draw:text-box>
            <text:p text:style-name="a674" text:class-names="" text:cond-style-name=""><text:span text:style-name="a673" text:class-names="">3x8</text:span></text:p>
          </draw:text-box>
          <svg:title/>
          <svg:desc/>
        </draw:frame>
        <draw:connector draw:type="line" svg:x1="7.40197in" svg:y1="5.46619in" svg:x2="7.84716in" svg:y2="5.46619in" draw:id="id162" draw:style-name="a677" draw:name="Straight Arrow Connector 93">
          <svg:title/>
          <svg:desc/>
        </draw:connector>
        <draw:custom-shape svg:x="2.43858in" svg:y="4.62524in" svg:width="0.81881in" svg:height="0.43312in" draw:id="id163" draw:style-name="a682" draw:name="Rectangle 92">
          <svg:title/>
          <svg:desc/>
          <text:p text:style-name="a679" text:class-names="" text:cond-style-name=""><text:span text:style-name="a678" text:class-names="">Camera<text:s text:c="1"/></text:span></text:p>
          <text:p text:style-name="a681" text:class-names="" text:cond-style-name=""><text:span text:style-name="a680" text:class-names="">Config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685" draw:name="TextBox 245" svg:x="4.99332in" svg:y="5.53417in" svg:width="0.46842in" svg:height="0.2861in">
          <draw:text-box>
            <text:p text:style-name="a684" text:class-names="" text:cond-style-name=""><text:span text:style-name="a683" text:class-names="">RGB</text:span></text:p>
          </draw:text-box>
          <svg:title/>
          <svg:desc/>
        </draw:frame>
        <draw:frame draw:id="id165" draw:style-name="a688" draw:name="114 CuadroTexto" svg:x="5.63289in" svg:y="2.28452in" svg:width="0.71735in" svg:height="0.23561in">
          <draw:text-box>
            <text:p text:style-name="a687" text:class-names="" text:cond-style-name=""><text:span text:style-name="a686" text:class-names="">128 bit AXI<text:s text:c="1"/></text:span></text:p>
          </draw:text-box>
          <svg:title/>
          <svg:desc/>
        </draw:frame>
        <draw:frame draw:id="id166" draw:style-name="a691" draw:name="114 CuadroTexto" svg:x="5.43407in" svg:y="3.33103in" svg:width="0.71735in" svg:height="0.23561in">
          <draw:text-box>
            <text:p text:style-name="a690" text:class-names="" text:cond-style-name=""><text:span text:style-name="a689" text:class-names="">128 bit AXI<text:s text:c="1"/></text:span></text:p>
          </draw:text-box>
          <svg:title/>
          <svg:desc/>
        </draw:frame>
        <draw:connector draw:type="line" svg:x1="6.10929in" svg:y1="3.55705in" svg:x2="6.1126in" svg:y2="3.08328in" draw:id="id167" draw:style-name="a692" draw:name="Straight Arrow Connector 158">
          <svg:title/>
          <svg:desc/>
        </draw:connector>
        <draw:connector draw:type="line" svg:x1="5.0822in" svg:y1="5.4202in" svg:x2="5.08082in" svg:y2="4.68815in" draw:id="id168" draw:style-name="a693" draw:name="Straight Arrow Connector 158">
          <svg:title/>
          <svg:desc/>
        </draw:connector>
        <draw:frame draw:id="id169" draw:style-name="a696" draw:name="114 CuadroTexto" svg:x="6.34341in" svg:y="3.32867in" svg:width="0.69281in" svg:height="0.23561in">
          <draw:text-box>
            <text:p text:style-name="a695" text:class-names="" text:cond-style-name=""><text:span text:style-name="a694" text:class-names="">128bit AXI<text:s text:c="1"/></text:span></text:p>
          </draw:text-box>
          <svg:title/>
          <svg:desc/>
        </draw:frame>
        <draw:frame draw:id="id170" draw:style-name="a699" draw:name="114 CuadroTexto" svg:x="7.27254in" svg:y="3.32345in" svg:width="0.71735in" svg:height="0.23561in">
          <draw:text-box>
            <text:p text:style-name="a698" text:class-names="" text:cond-style-name=""><text:span text:style-name="a697" text:class-names="">128 bit AXI<text:s text:c="1"/></text:span></text:p>
          </draw:text-box>
          <svg:title/>
          <svg:desc/>
        </draw:frame>
        <draw:connector draw:type="line" svg:x1="5.32772in" svg:y1="3.88977in" svg:x2="5.68811in" svg:y2="3.88977in" draw:end-shape="id157" draw:end-glue-point="3" draw:id="id171" draw:style-name="a701" draw:name="Straight Arrow Connector 158">
          <svg:title/>
          <svg:desc/>
        </draw:connector>
        <draw:frame draw:id="id172" draw:style-name="a704" draw:name="TextBox 245" svg:x="6.18766in" svg:y="5.39531in" svg:width="0.42635in" svg:height="0.2861in">
          <draw:text-box>
            <text:p text:style-name="a703" text:class-names="" text:cond-style-name=""><text:span text:style-name="a702" text:class-names="">3x8</text:span></text:p>
          </draw:text-box>
          <svg:title/>
          <svg:desc/>
        </draw:frame>
        <draw:frame draw:id="id173" draw:style-name="a707" draw:name="TextBox 245" svg:x="6.18766in" svg:y="5.53282in" svg:width="0.45615in" svg:height="0.2861in">
          <draw:text-box>
            <text:p text:style-name="a706" text:class-names="" text:cond-style-name=""><text:span text:style-name="a705" text:class-names="">HSV</text:span></text:p>
          </draw:text-box>
          <svg:title/>
          <svg:desc/>
        </draw:frame>
        <draw:connector draw:type="line" svg:x1="7.56698in" svg:y1="5.50964in" svg:x2="7.68216in" svg:y2="5.43149in" draw:id="id174" draw:style-name="a708" draw:name="Straight Connector 1086">
          <svg:title/>
          <svg:desc/>
        </draw:connector>
        <draw:connector draw:type="line" svg:x1="6.36316in" svg:y1="5.47428in" svg:x2="6.47834in" svg:y2="5.39614in" draw:id="id175" draw:style-name="a709" draw:name="Straight Connector 1086">
          <svg:title/>
          <svg:desc/>
        </draw:connector>
        <draw:frame draw:id="id176" draw:style-name="a712" draw:name="TextBox 245" svg:x="7.48415in" svg:y="5.41694in" svg:width="0.28084in" svg:height="0.2861in">
          <draw:text-box>
            <text:p text:style-name="a711" text:class-names="" text:cond-style-name=""><text:span text:style-name="a710" text:class-names="">1</text:span></text:p>
          </draw:text-box>
          <svg:title/>
          <svg:desc/>
        </draw:frame>
        <draw:connector draw:type="line" svg:x1="2.43858in" svg:y1="4.8418in" draw:start-shape="id163" draw:start-glue-point="3" svg:x2="1.4563in" svg:y2="4.8418in" draw:id="id177" draw:style-name="a714" draw:name="Straight Arrow Connector 155">
          <svg:title/>
          <svg:desc/>
        </draw:connector>
        <draw:connector draw:type="line" svg:x1="3.42918in" svg:y1="3.86128in" svg:x2="3.42917in" svg:y2="4.28789in" draw:id="id178" draw:style-name="a715" draw:name="Straight Arrow Connector 116">
          <svg:title/>
          <svg:desc/>
        </draw:connector>
        <draw:connector draw:type="line" svg:x1="1.46447in" svg:y1="4.44205in" svg:x2="2.00263in" svg:y2="4.44205in" draw:id="id179" draw:style-name="a717" draw:name="Straight Arrow Connector 155">
          <svg:title/>
          <svg:desc/>
        </draw:connector>
        <draw:frame draw:id="id180" draw:style-name="a720" draw:name="TextBox 177" svg:x="1.92702in" svg:y="4.29795in" svg:width="1.23451in" svg:height="0.26927in">
          <draw:text-box>
            <text:p text:style-name="a719" text:class-names="" text:cond-style-name=""><text:span text:style-name="a718" text:class-names="">ccd_pixel_clk(cpc)</text:span></text:p>
          </draw:text-box>
          <svg:title/>
          <svg:desc/>
        </draw:frame>
        <draw:frame draw:id="id181" draw:style-name="a724" draw:name="TextBox 177" svg:x="4.39825in" svg:y="2.8922in" svg:width="0.79274in" svg:height="0.26927in">
          <draw:text-box>
            <text:p text:style-name="a723" text:class-names="" text:cond-style-name=""><text:span text:style-name="a721" text:class-names="">CLOCK_50</text:span><text:span text:style-name="a722" text:class-names=""/></text:p>
          </draw:text-box>
          <svg:title/>
          <svg:desc/>
        </draw:frame>
        <draw:connector draw:type="line" svg:x1="4.40701in" svg:y1="4.45895in" svg:x2="4.40701in" svg:y2="4.04058in" draw:id="id182" draw:style-name="a725" draw:name="Straight Arrow Connector 158">
          <svg:title/>
          <svg:desc/>
        </draw:connector>
        <draw:connector draw:type="line" svg:x1="3.18542in" svg:y1="4.44899in" svg:x2="4.40701in" svg:y2="4.44899in" draw:id="id183" draw:style-name="a726" draw:name="Straight Arrow Connector 158">
          <svg:title/>
          <svg:desc/>
        </draw:connector>
        <draw:connector draw:type="line" svg:x1="3.18117in" svg:y1="4.44205in" svg:x2="3.18117in" svg:y2="4.64232in" draw:id="id184" draw:style-name="a728" draw:name="Straight Arrow Connector 158">
          <svg:title/>
          <svg:desc/>
        </draw:connector>
        <draw:connector draw:type="line" svg:x1="3.33844in" svg:y1="4.44899in" svg:x2="3.33844in" svg:y2="5.16977in" draw:id="id185" draw:style-name="a730" draw:name="Straight Arrow Connector 158">
          <svg:title/>
          <svg:desc/>
        </draw:connector>
        <draw:connector draw:type="line" svg:x1="3.19983in" svg:y1="5.71656in" svg:x2="3.19983in" svg:y2="5.58851in" draw:id="id186" draw:style-name="a732" draw:name="Straight Arrow Connector 140">
          <svg:title/>
          <svg:desc/>
        </draw:connector>
        <draw:frame draw:id="id187" draw:style-name="a735" draw:name="TextBox 177" svg:x="3.00244in" svg:y="5.62453in" svg:width="0.39479in" svg:height="0.26927in">
          <draw:text-box>
            <text:p text:style-name="a734" text:class-names="" text:cond-style-name=""><text:span text:style-name="a733" text:class-names="">cpc</text:span></text:p>
          </draw:text-box>
          <svg:title/>
          <svg:desc/>
        </draw:frame>
        <draw:connector draw:type="line" svg:x1="4.46695in" svg:y1="5.77137in" svg:x2="4.46695in" svg:y2="5.64332in" draw:id="id188" draw:style-name="a737" draw:name="Straight Arrow Connector 140">
          <svg:title/>
          <svg:desc/>
        </draw:connector>
        <draw:frame draw:id="id189" draw:style-name="a741" draw:name="TextBox 177" svg:x="4.26956in" svg:y="5.67934in" svg:width="0.39479in" svg:height="0.26927in">
          <draw:text-box>
            <text:p text:style-name="a740" text:class-names="" text:cond-style-name=""><text:span text:style-name="a738" text:class-names="">cpc</text:span><text:span text:style-name="a739" text:class-names=""/></text:p>
          </draw:text-box>
          <svg:title/>
          <svg:desc/>
        </draw:frame>
        <draw:connector draw:type="line" svg:x1="5.58312in" svg:y1="5.77915in" svg:x2="5.58312in" svg:y2="5.6511in" draw:id="id190" draw:style-name="a743" draw:name="Straight Arrow Connector 140">
          <svg:title/>
          <svg:desc/>
        </draw:connector>
        <draw:frame draw:id="id191" draw:style-name="a746" draw:name="TextBox 177" svg:x="5.38573in" svg:y="5.68711in" svg:width="0.39479in" svg:height="0.26927in">
          <draw:text-box>
            <text:p text:style-name="a745" text:class-names="" text:cond-style-name=""><text:span text:style-name="a744" text:class-names="">cpc</text:span></text:p>
          </draw:text-box>
          <svg:title/>
          <svg:desc/>
        </draw:frame>
        <draw:connector draw:type="line" svg:x1="7.30954in" svg:y1="5.78595in" svg:x2="7.30954in" svg:y2="5.6579in" draw:id="id192" draw:style-name="a748" draw:name="Straight Arrow Connector 140">
          <svg:title/>
          <svg:desc/>
        </draw:connector>
        <draw:frame draw:id="id193" draw:style-name="a751" draw:name="TextBox 177" svg:x="7.11215in" svg:y="5.69391in" svg:width="0.39479in" svg:height="0.26927in">
          <draw:text-box>
            <text:p text:style-name="a750" text:class-names="" text:cond-style-name=""><text:span text:style-name="a749" text:class-names="">cpc</text:span></text:p>
          </draw:text-box>
          <svg:title/>
          <svg:desc/>
        </draw:frame>
        <draw:connector draw:type="line" svg:x1="6.48895in" svg:y1="3.87854in" svg:x2="6.62866in" svg:y2="3.87854in" draw:id="id194" draw:style-name="a753" draw:name="Straight Arrow Connector 158">
          <svg:title/>
          <svg:desc/>
        </draw:connector>
        <draw:connector draw:type="line" svg:x1="7.37929in" svg:y1="3.87616in" svg:x2="7.54317in" svg:y2="3.87616in" draw:id="id195" draw:style-name="a755" draw:name="Straight Arrow Connector 158">
          <svg:title/>
          <svg:desc/>
        </draw:connector>
        <draw:connector draw:type="line" svg:x1="8.07121in" svg:y1="5.22049in" svg:x2="8.07121in" svg:y2="4.19123in" draw:id="id196" draw:style-name="a757" draw:name="Straight Arrow Connector 158">
          <svg:title/>
          <svg:desc/>
        </draw:connector>
        <draw:custom-shape svg:x="3.37758in" svg:y="6.07322in" svg:width="1.50971in" svg:height="0.43312in" draw:id="id197" draw:style-name="a762" draw:name="Rectangle 92">
          <svg:title/>
          <svg:desc/>
          <text:p text:style-name="a759" text:class-names="" text:cond-style-name=""><text:span text:style-name="a758" text:class-names="">Dual Clock<text:s text:c="1"/></text:span></text:p>
          <text:p text:style-name="a761" text:class-names="" text:cond-style-name=""><text:span text:style-name="a760" text:class-names="">SDRAM Controll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13243in" svg:y1="6.89996in" svg:x2="4.13243in" svg:y2="6.50634in" draw:end-shape="id197" draw:end-glue-point="2" draw:id="id198" draw:style-name="a763" draw:name="67 Conector recto de flecha">
          <svg:title/>
          <svg:desc/>
        </draw:connector>
        <draw:custom-shape svg:x="2.05656in" svg:y="6.05887in" svg:width="0.97472in" svg:height="0.43312in" draw:id="id199" draw:style-name="a767" draw:name="Rectangle 92">
          <svg:title/>
          <svg:desc/>
          <text:p text:style-name="a766" text:class-names="" text:cond-style-name=""><text:span text:style-name="a764" text:class-names="">VGA Controller</text:span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503in" svg:y="6.17616in" svg:width="0.51312in" svg:height="0.56867in" draw:id="id200" draw:style-name="a770" draw:name="Rectangle 13">
          <svg:title/>
          <svg:desc/>
          <text:p text:style-name="a769" text:class-names="" text:cond-style-name=""><text:span text:style-name="a768" text:class-names="">VG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6145in" svg:y1="6.6382in" svg:x2="4.56145in" svg:y2="6.51015in" draw:id="id201" draw:style-name="a772" draw:name="Straight Arrow Connector 140">
          <svg:title/>
          <svg:desc/>
        </draw:connector>
        <draw:frame draw:id="id202" draw:style-name="a775" draw:name="TextBox 177" svg:x="4.36405in" svg:y="6.54616in" svg:width="0.39479in" svg:height="0.26927in">
          <draw:text-box>
            <text:p text:style-name="a774" text:class-names="" text:cond-style-name=""><text:span text:style-name="a773" text:class-names="">cpc</text:span></text:p>
          </draw:text-box>
          <svg:title/>
          <svg:desc/>
        </draw:frame>
        <draw:connector draw:type="line" svg:x1="3.67035in" svg:y1="6.63785in" svg:x2="3.67035in" svg:y2="6.5098in" draw:id="id203" draw:style-name="a777" draw:name="Straight Arrow Connector 140">
          <svg:title/>
          <svg:desc/>
        </draw:connector>
        <draw:frame draw:id="id204" draw:style-name="a781" draw:name="TextBox 177" svg:x="3.40699in" svg:y="6.54581in" svg:width="0.5701in" svg:height="0.26927in">
          <draw:text-box>
            <text:p text:style-name="a780" text:class-names="" text:cond-style-name=""><text:span text:style-name="a778" text:class-names="">clk_25</text:span><text:span text:style-name="a779" text:class-names=""/></text:p>
          </draw:text-box>
          <svg:title/>
          <svg:desc/>
        </draw:frame>
        <draw:connector draw:type="line" svg:x1="2.5583in" svg:y1="6.62729in" svg:x2="2.5583in" svg:y2="6.49924in" draw:id="id205" draw:style-name="a783" draw:name="Straight Arrow Connector 140">
          <svg:title/>
          <svg:desc/>
        </draw:connector>
        <draw:frame draw:id="id206" draw:style-name="a787" draw:name="TextBox 177" svg:x="2.2984in" svg:y="6.53525in" svg:width="0.5701in" svg:height="0.26927in">
          <draw:text-box>
            <text:p text:style-name="a786" text:class-names="" text:cond-style-name=""><text:span text:style-name="a784" text:class-names="">clk_25</text:span><text:span text:style-name="a785" text:class-names=""/></text:p>
          </draw:text-box>
          <svg:title/>
          <svg:desc/>
        </draw:frame>
        <draw:connector draw:type="line" svg:x1="3.3755in" svg:y1="6.28978in" svg:x2="3.03128in" svg:y2="6.28978in" draw:id="id207" draw:style-name="a789" draw:name="Straight Arrow Connector 93">
          <svg:title/>
          <svg:desc/>
        </draw:connector>
        <draw:connector draw:type="line" svg:x1="2.05656in" svg:y1="6.29136in" svg:x2="1.71233in" svg:y2="6.29136in" draw:id="id208" draw:style-name="a791" draw:name="Straight Arrow Connector 93">
          <svg:title/>
          <svg:desc/>
        </draw:connector>
        <draw:custom-shape svg:width="0.53611in" svg:height="0.16281in" draw:id="id209" draw:style-name="a794" draw:transform="translate(-0.26805in -0.0814in) rotate(-1.5708) translate(5.17885in 6.31107in)" draw:name="Flowchart: Manual Operation 515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5 5" draw:enhanced-path="M ?f0 ?f0 L ?f1 ?f0 ?f2 ?f1 ?f3 ?f1 Z N" draw:text-areas="?f14 ?f15 ?f19 ?f16" draw:glue-points="?f13 ?f17 ?f18 ?f17" draw:glue-point-leaving-directions="-270, -90">
            <draw:equation draw:name="f0" draw:formula="0"/>
            <draw:equation draw:name="f1" draw:formula="5"/>
            <draw:equation draw:name="f2" draw:formula="4"/>
            <draw:equation draw:name="f3" draw:formula="1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4"/>
            <draw:equation draw:name="f9" draw:formula="?f4 * 9"/>
            <draw:equation draw:name="f10" draw:formula="?f0 + ?f5"/>
            <draw:equation draw:name="f11" draw:formula="?f8 / 5"/>
            <draw:equation draw:name="f12" draw:formula="?f9 / 10"/>
            <draw:equation draw:name="f13" draw:formula="?f7 / ?f6"/>
            <draw:equation draw:name="f14" draw:formula="?f6 / ?f6"/>
            <draw:equation draw:name="f15" draw:formula="?f0 / ?f6"/>
            <draw:equation draw:name="f16" draw:formula="?f1 / ?f6"/>
            <draw:equation draw:name="f17" draw:formula="?f10 / ?f6"/>
            <draw:equation draw:name="f18" draw:formula="?f12 / ?f6"/>
            <draw:equation draw:name="f19" draw:formula="?f11 / ?f6"/>
          </draw:enhanced-geometry>
        </draw:custom-shape>
        <draw:custom-shape svg:width="0.28622in" svg:height="0.139in" draw:id="id210" draw:style-name="a797" draw:transform="translate(-0.14311in -0.0695in) rotate(-1.5708) translate(5.81543in 6.55782in)" draw:name="Flowchart: Manual Operation 524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5 5" draw:enhanced-path="M ?f0 ?f0 L ?f1 ?f0 ?f2 ?f1 ?f3 ?f1 Z N" draw:text-areas="?f14 ?f15 ?f19 ?f16" draw:glue-points="?f13 ?f17 ?f18 ?f17" draw:glue-point-leaving-directions="-270, -90">
            <draw:equation draw:name="f0" draw:formula="0"/>
            <draw:equation draw:name="f1" draw:formula="5"/>
            <draw:equation draw:name="f2" draw:formula="4"/>
            <draw:equation draw:name="f3" draw:formula="1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4"/>
            <draw:equation draw:name="f9" draw:formula="?f4 * 9"/>
            <draw:equation draw:name="f10" draw:formula="?f0 + ?f5"/>
            <draw:equation draw:name="f11" draw:formula="?f8 / 5"/>
            <draw:equation draw:name="f12" draw:formula="?f9 / 10"/>
            <draw:equation draw:name="f13" draw:formula="?f7 / ?f6"/>
            <draw:equation draw:name="f14" draw:formula="?f6 / ?f6"/>
            <draw:equation draw:name="f15" draw:formula="?f0 / ?f6"/>
            <draw:equation draw:name="f16" draw:formula="?f1 / ?f6"/>
            <draw:equation draw:name="f17" draw:formula="?f10 / ?f6"/>
            <draw:equation draw:name="f18" draw:formula="?f12 / ?f6"/>
            <draw:equation draw:name="f19" draw:formula="?f11 / ?f6"/>
          </draw:enhanced-geometry>
        </draw:custom-shape>
        <draw:connector draw:type="line" svg:x1="6.05464in" svg:y1="6.46049in" svg:x2="5.88493in" svg:y2="6.46049in" draw:id="id211" draw:style-name="a799" draw:name="Straight Arrow Connector 158">
          <svg:title/>
          <svg:desc/>
        </draw:connector>
        <draw:connector draw:type="line" svg:x1="6.06707in" svg:y1="6.62716in" svg:x2="5.89736in" svg:y2="6.62716in" draw:id="id212" draw:style-name="a801" draw:name="Straight Arrow Connector 158">
          <svg:title/>
          <svg:desc/>
        </draw:connector>
        <draw:custom-shape svg:width="0.28622in" svg:height="0.139in" draw:id="id213" draw:style-name="a804" draw:transform="translate(-0.14311in -0.0695in) rotate(-1.5708) translate(6.1821in 6.2736in)" draw:name="Flowchart: Manual Operation 527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5 5" draw:enhanced-path="M ?f0 ?f0 L ?f1 ?f0 ?f2 ?f1 ?f3 ?f1 Z N" draw:text-areas="?f14 ?f15 ?f19 ?f16" draw:glue-points="?f13 ?f17 ?f18 ?f17" draw:glue-point-leaving-directions="-270, -90">
            <draw:equation draw:name="f0" draw:formula="0"/>
            <draw:equation draw:name="f1" draw:formula="5"/>
            <draw:equation draw:name="f2" draw:formula="4"/>
            <draw:equation draw:name="f3" draw:formula="1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4"/>
            <draw:equation draw:name="f9" draw:formula="?f4 * 9"/>
            <draw:equation draw:name="f10" draw:formula="?f0 + ?f5"/>
            <draw:equation draw:name="f11" draw:formula="?f8 / 5"/>
            <draw:equation draw:name="f12" draw:formula="?f9 / 10"/>
            <draw:equation draw:name="f13" draw:formula="?f7 / ?f6"/>
            <draw:equation draw:name="f14" draw:formula="?f6 / ?f6"/>
            <draw:equation draw:name="f15" draw:formula="?f0 / ?f6"/>
            <draw:equation draw:name="f16" draw:formula="?f1 / ?f6"/>
            <draw:equation draw:name="f17" draw:formula="?f10 / ?f6"/>
            <draw:equation draw:name="f18" draw:formula="?f12 / ?f6"/>
            <draw:equation draw:name="f19" draw:formula="?f11 / ?f6"/>
          </draw:enhanced-geometry>
        </draw:custom-shape>
        <draw:connector draw:type="line" svg:x1="6.40123in" svg:y1="6.1971in" svg:x2="6.23152in" svg:y2="6.1971in" draw:id="id214" draw:style-name="a806" draw:name="Straight Arrow Connector 158">
          <svg:title/>
          <svg:desc/>
        </draw:connector>
        <draw:connector draw:type="line" svg:x1="6.39901in" svg:y1="6.33252in" svg:x2="6.2293in" svg:y2="6.33252in" draw:id="id215" draw:style-name="a808" draw:name="Straight Arrow Connector 158">
          <svg:title/>
          <svg:desc/>
        </draw:connector>
        <draw:frame draw:id="id216" draw:style-name="a811" draw:name="TextBox 245" svg:x="5.97927in" svg:y="6.31487in" svg:width="0.2861in" svg:height="0.2861in">
          <draw:text-box>
            <text:p text:style-name="a810" text:class-names="" text:cond-style-name=""><text:span text:style-name="a809" text:class-names="">R</text:span></text:p>
          </draw:text-box>
          <svg:title/>
          <svg:desc/>
        </draw:frame>
        <draw:frame draw:id="id217" draw:style-name="a814" draw:name="TextBox 245" svg:x="5.98548in" svg:y="6.45792in" svg:width="0.28084in" svg:height="0.2861in">
          <draw:text-box>
            <text:p text:style-name="a813" text:class-names="" text:cond-style-name=""><text:span text:style-name="a812" text:class-names="">0</text:span></text:p>
          </draw:text-box>
          <svg:title/>
          <svg:desc/>
        </draw:frame>
        <draw:connector draw:type="line" svg:x1="5.45841in" svg:y1="6.13232in" svg:x2="5.2653in" svg:y2="6.13232in" draw:id="id218" draw:style-name="a816" draw:name="Straight Arrow Connector 140">
          <svg:title/>
          <svg:desc/>
        </draw:connector>
        <draw:frame draw:id="id219" draw:style-name="a819" draw:name="TextBox 245" svg:x="5.36186in" svg:y="5.98669in" svg:width="0.29837in" svg:height="0.2861in">
          <draw:text-box>
            <text:p text:style-name="a818" text:class-names="" text:cond-style-name=""><text:span text:style-name="a817" text:class-names="">H</text:span></text:p>
          </draw:text-box>
          <svg:title/>
          <svg:desc/>
        </draw:frame>
        <draw:custom-shape svg:width="0.28622in" svg:height="0.139in" draw:id="id220" draw:style-name="a822" draw:transform="translate(-0.14311in -0.0695in) rotate(-1.5708) translate(6.59345in 6.05887in)" draw:name="Flowchart: Manual Operation 537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5 5" draw:enhanced-path="M ?f0 ?f0 L ?f1 ?f0 ?f2 ?f1 ?f3 ?f1 Z N" draw:text-areas="?f14 ?f15 ?f19 ?f16" draw:glue-points="?f13 ?f17 ?f18 ?f17" draw:glue-point-leaving-directions="-270, -90">
            <draw:equation draw:name="f0" draw:formula="0"/>
            <draw:equation draw:name="f1" draw:formula="5"/>
            <draw:equation draw:name="f2" draw:formula="4"/>
            <draw:equation draw:name="f3" draw:formula="1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4"/>
            <draw:equation draw:name="f9" draw:formula="?f4 * 9"/>
            <draw:equation draw:name="f10" draw:formula="?f0 + ?f5"/>
            <draw:equation draw:name="f11" draw:formula="?f8 / 5"/>
            <draw:equation draw:name="f12" draw:formula="?f9 / 10"/>
            <draw:equation draw:name="f13" draw:formula="?f7 / ?f6"/>
            <draw:equation draw:name="f14" draw:formula="?f6 / ?f6"/>
            <draw:equation draw:name="f15" draw:formula="?f0 / ?f6"/>
            <draw:equation draw:name="f16" draw:formula="?f1 / ?f6"/>
            <draw:equation draw:name="f17" draw:formula="?f10 / ?f6"/>
            <draw:equation draw:name="f18" draw:formula="?f12 / ?f6"/>
            <draw:equation draw:name="f19" draw:formula="?f11 / ?f6"/>
          </draw:enhanced-geometry>
        </draw:custom-shape>
        <draw:connector draw:type="line" svg:x1="6.82647in" svg:y1="5.96848in" svg:x2="6.65677in" svg:y2="5.96848in" draw:id="id221" draw:style-name="a824" draw:name="Straight Arrow Connector 158">
          <svg:title/>
          <svg:desc/>
        </draw:connector>
        <draw:connector draw:type="line" svg:x1="6.82772in" svg:y1="6.12473in" svg:x2="6.65802in" svg:y2="6.12473in" draw:id="id222" draw:style-name="a826" draw:name="Straight Arrow Connector 158">
          <svg:title/>
          <svg:desc/>
        </draw:connector>
        <draw:frame draw:id="id223" draw:style-name="a829" draw:name="TextBox 245" svg:x="6.32133in" svg:y="6.06958in" svg:width="0.30012in" svg:height="0.2861in">
          <draw:text-box>
            <text:p text:style-name="a828" text:class-names="" text:cond-style-name=""><text:span text:style-name="a827" text:class-names="">G</text:span></text:p>
          </draw:text-box>
          <svg:title/>
          <svg:desc/>
        </draw:frame>
        <draw:frame draw:id="id224" draw:style-name="a832" draw:name="TextBox 245" svg:x="6.35914in" svg:y="6.19547in" svg:width="0.28084in" svg:height="0.2861in">
          <draw:text-box>
            <text:p text:style-name="a831" text:class-names="" text:cond-style-name=""><text:span text:style-name="a830" text:class-names="">0</text:span></text:p>
          </draw:text-box>
          <svg:title/>
          <svg:desc/>
        </draw:frame>
        <draw:frame draw:id="id225" draw:style-name="a835" draw:name="TextBox 245" svg:x="6.76876in" svg:y="5.83202in" svg:width="0.2861in" svg:height="0.2861in">
          <draw:text-box>
            <text:p text:style-name="a834" text:class-names="" text:cond-style-name=""><text:span text:style-name="a833" text:class-names="">B</text:span></text:p>
          </draw:text-box>
          <svg:title/>
          <svg:desc/>
        </draw:frame>
        <draw:frame draw:id="id226" draw:style-name="a838" draw:name="TextBox 245" svg:x="6.7788in" svg:y="5.97874in" svg:width="0.28084in" svg:height="0.2861in">
          <draw:text-box>
            <text:p text:style-name="a837" text:class-names="" text:cond-style-name=""><text:span text:style-name="a836" text:class-names="">0</text:span></text:p>
          </draw:text-box>
          <svg:title/>
          <svg:desc/>
        </draw:frame>
        <draw:connector draw:type="line" svg:x1="5.74178in" svg:y1="6.52354in" svg:x2="5.26025in" svg:y2="6.52354in" draw:id="id227" draw:style-name="a840" draw:name="Straight Arrow Connector 238">
          <svg:title/>
          <svg:desc/>
        </draw:connector>
        <draw:connector draw:type="line" svg:x1="6.1126in" svg:y1="6.2736in" draw:start-shape="id213" draw:start-glue-point="2" svg:x2="5.67356in" svg:y2="6.27543in" draw:id="id228" draw:style-name="a841" draw:name="Straight Arrow Connector 238">
          <svg:title/>
          <svg:desc/>
        </draw:connector>
        <draw:connector draw:type="line" svg:x1="5.67653in" svg:y1="6.05366in" svg:x2="5.67356in" svg:y2="6.53004in" draw:id="id229" draw:style-name="a842" draw:name="Straight Arrow Connector 238">
          <svg:title/>
          <svg:desc/>
        </draw:connector>
        <draw:connector draw:type="line" svg:x1="6.52395in" svg:y1="6.05887in" draw:start-shape="id220" draw:start-glue-point="2" svg:x2="5.67356in" svg:y2="6.05887in" draw:id="id230" draw:style-name="a843" draw:name="Straight Arrow Connector 238">
          <svg:title/>
          <svg:desc/>
        </draw:connector>
        <draw:connector draw:type="line" svg:x1="5.0822in" svg:y1="6.31108in" svg:x2="4.8891in" svg:y2="6.31108in" draw:id="id231" draw:style-name="a845" draw:name="Straight Arrow Connector 140">
          <svg:title/>
          <svg:desc/>
        </draw:connector>
        <draw:connector draw:type="line" svg:x1="5.19098in" svg:y1="6.53154in" svg:x2="5.18802in" svg:y2="6.89996in" draw:id="id232" draw:style-name="a846" draw:name="Straight Arrow Connector 238">
          <svg:title/>
          <svg:desc/>
        </draw:connector>
        <draw:frame draw:id="id233" draw:style-name="a849" draw:name="TextBox 245" svg:x="5.10858in" svg:y="6.56339in" svg:width="0.76293in" svg:height="0.26927in">
          <draw:text-box>
            <text:p text:style-name="a848" text:class-names="" text:cond-style-name=""><text:span text:style-name="a847" text:class-names="">RGB/Gray</text:span></text:p>
          </draw:text-box>
          <svg:title/>
          <svg:desc/>
        </draw:frame>
        <draw:connector draw:type="line" svg:x1="5.8161in" svg:y1="6.66989in" svg:x2="5.81543in" svg:y2="6.89996in" draw:id="id234" draw:style-name="a850" draw:name="Straight Arrow Connector 238">
          <svg:title/>
          <svg:desc/>
        </draw:connector>
        <draw:frame draw:id="id235" draw:style-name="a853" draw:name="TextBox 245" svg:x="5.73365in" svg:y="6.618in" svg:width="0.46842in" svg:height="0.26927in">
          <draw:text-box>
            <text:p text:style-name="a852" text:class-names="" text:cond-style-name=""><text:span text:style-name="a851" text:class-names="">EN R</text:span></text:p>
          </draw:text-box>
          <svg:title/>
          <svg:desc/>
        </draw:frame>
        <draw:connector draw:type="line" svg:x1="6.20112in" svg:y1="6.40879in" svg:x2="6.20206in" svg:y2="6.89769in" draw:id="id236" draw:style-name="a854" draw:name="Straight Arrow Connector 238">
          <svg:title/>
          <svg:desc/>
        </draw:connector>
        <draw:frame draw:id="id237" draw:style-name="a857" draw:name="TextBox 245" svg:x="6.1099in" svg:y="6.618in" svg:width="0.48069in" svg:height="0.26927in">
          <draw:text-box>
            <text:p text:style-name="a856" text:class-names="" text:cond-style-name=""><text:span text:style-name="a855" text:class-names="">EN G</text:span></text:p>
          </draw:text-box>
          <svg:title/>
          <svg:desc/>
        </draw:frame>
        <draw:connector draw:type="line" svg:x1="6.59345in" svg:y1="6.18701in" svg:x2="6.5944in" svg:y2="6.89996in" draw:id="id238" draw:style-name="a858" draw:name="Straight Arrow Connector 238">
          <svg:title/>
          <svg:desc/>
        </draw:connector>
        <draw:frame draw:id="id239" draw:style-name="a861" draw:name="TextBox 245" svg:x="6.52704in" svg:y="6.60938in" svg:width="0.48069in" svg:height="0.26927in">
          <draw:text-box>
            <text:p text:style-name="a860" text:class-names="" text:cond-style-name=""><text:span text:style-name="a859" text:class-names="">EN B</text:span></text:p>
          </draw:text-box>
          <svg:title/>
          <svg:desc/>
        </draw:frame>
        <draw:custom-shape svg:x="4.85963in" svg:y="6.89769in" svg:width="0.5261in" svg:height="0.21557in" draw:id="id240" draw:style-name="a864" draw:name="Rectangle 142">
          <svg:title/>
          <svg:desc/>
          <text:p text:style-name="a863" text:class-names="" text:cond-style-name=""><text:span text:style-name="a862" text:class-names="">SW3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828in" svg:y="6.89769in" svg:width="0.5261in" svg:height="0.21557in" draw:id="id241" draw:style-name="a867" draw:name="Rectangle 142">
          <svg:title/>
          <svg:desc/>
          <text:p text:style-name="a866" text:class-names="" text:cond-style-name=""><text:span text:style-name="a865" text:class-names="">SW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9785in" svg:y="6.89769in" svg:width="0.5261in" svg:height="0.21557in" draw:id="id242" draw:style-name="a870" draw:name="Rectangle 142">
          <svg:title/>
          <svg:desc/>
          <text:p text:style-name="a869" text:class-names="" text:cond-style-name=""><text:span text:style-name="a868" text:class-names="">SW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6467in" svg:y="6.89769in" svg:width="0.5261in" svg:height="0.21557in" draw:id="id243" draw:style-name="a873" draw:name="Rectangle 142">
          <svg:title/>
          <svg:desc/>
          <text:p text:style-name="a872" text:class-names="" text:cond-style-name=""><text:span text:style-name="a871" text:class-names="">SW0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195in" svg:y="5.80797in" svg:width="0.5261in" svg:height="0.21557in" draw:id="id244" draw:style-name="a876" draw:name="Rectangle 142">
          <svg:title/>
          <svg:desc/>
          <text:p text:style-name="a875" text:class-names="" text:cond-style-name=""><text:span text:style-name="a874" text:class-names="">SW9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842in" svg:y1="5.5975in" svg:x2="2.84052in" svg:y2="5.91705in" draw:id="id245" draw:style-name="a877" draw:name="Straight Arrow Connector 238">
          <svg:title/>
          <svg:desc/>
        </draw:connector>
        <draw:connector draw:type="line" svg:x1="2.84798in" svg:y1="5.91705in" svg:x2="1.73306in" svg:y2="5.91705in" draw:id="id246" draw:style-name="a878" draw:name="Straight Arrow Connector 238">
          <svg:title/>
          <svg:desc/>
        </draw:connector>
        <draw:frame draw:id="id247" draw:style-name="a881" draw:name="TextBox 245" svg:x="1.91471in" svg:y="5.70053in" svg:width="0.83306in" svg:height="0.26927in">
          <draw:text-box>
            <text:p text:style-name="a880" text:class-names="" text:cond-style-name=""><text:span text:style-name="a879" text:class-names="">EN capture</text:span></text:p>
          </draw:text-box>
          <svg:title/>
          <svg:desc/>
        </draw:frame>
        <draw:custom-shape svg:x="7.24619in" svg:y="6.13663in" svg:width="1.06999in" svg:height="0.3063in" draw:id="id82" draw:style-name="a887" draw:name="Rectangle 92">
          <svg:title/>
          <svg:desc/>
          <text:p text:style-name="a886" text:class-names="" text:cond-style-name=""><text:span text:style-name="a882" text:class-names="">Frame</text:span><text:span text:style-name="a883" text:class-names=""><text:s text:c="1"/></text:span><text:span text:style-name="a884" text:class-names="">rate</text:span><text:span text:style-name="a8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6394in" svg:y="5.99163in" svg:width="0.69301in" svg:height="0.59945in" draw:id="id83" draw:style-name="a893" draw:name="Rectangle 87">
          <svg:title/>
          <svg:desc/>
          <text:p text:style-name="a889" text:class-names="" text:cond-style-name=""><text:span text:style-name="a888" text:class-names="">7 seg</text:span></text:p>
          <text:p text:style-name="a892" text:class-names="" text:cond-style-name=""><text:span text:style-name="a890" text:class-names="">display</text:span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242in" svg:y="0.98973in" svg:width="0.82377in" svg:height="1.07577in" draw:id="id248" draw:style-name="a899" draw:name="Rectangle 87">
          <svg:title/>
          <svg:desc/>
          <text:p text:style-name="a895" text:class-names="" text:cond-style-name=""><text:span text:style-name="a894" text:class-names="">UART to USB</text:span></text:p>
          <text:p text:style-name="a898" text:class-names="" text:cond-style-name=""><text:span text:style-name="a896" text:class-names="">(Serial Console)</text:span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9" draw:style-name="a903" draw:name="TextBox 177" svg:x="1.89334in" svg:y="4.44973in" svg:width="0.60866in" svg:height="0.26927in">
          <draw:text-box>
            <text:p text:style-name="a902" text:class-names="" text:cond-style-name=""><text:span text:style-name="a900" text:class-names="">96MHz</text:span><text:span text:style-name="a901" text:class-names=""/></text:p>
          </draw:text-box>
          <svg:title/>
          <svg:desc/>
        </draw:frame>
        <draw:frame draw:id="id250" draw:style-name="a907" draw:name="TextBox 177" svg:x="2.00755in" svg:y="4.6329in" svg:width="0.38427in" svg:height="0.26927in">
          <draw:text-box>
            <text:p text:style-name="a906" text:class-names="" text:cond-style-name=""><text:span text:style-name="a904" text:class-names="">I2C</text:span><text:span text:style-name="a905" text:class-names=""/></text:p>
          </draw:text-box>
          <svg:title/>
          <svg:desc/>
        </draw:frame>
        <draw:custom-shape svg:x="5.01796in" svg:y="4.45895in" svg:width="3.58286in" svg:height="1.43485in" draw:id="id251" draw:style-name="a910" draw:name="Rectangle 308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2" draw:style-name="a913" draw:name="TextBox 309" svg:x="5.65705in" svg:y="5.65345in" svg:width="1.38639in" svg:height="0.30293in">
          <draw:text-box>
            <text:p text:style-name="a912" text:class-names="" text:cond-style-name=""><text:span text:style-name="a911" text:class-names="">Image processing</text:span></text:p>
          </draw:text-box>
          <svg:title/>
          <svg:desc/>
        </draw:frame>
        <draw:custom-shape svg:x="7.83668in" svg:y="5.21865in" svg:width="0.72019in" svg:height="0.43312in" draw:id="id253" draw:style-name="a919" draw:name="Rectangle 92">
          <svg:title/>
          <svg:desc/>
          <text:p text:style-name="a915" text:class-names="" text:cond-style-name=""><text:span text:style-name="a914" text:class-names="">Erode</text:span></text:p>
          <text:p text:style-name="a918" text:class-names="" text:cond-style-name=""><text:span text:style-name="a916" text:class-names="">Dilate</text:span><text:span text:style-name="a9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33701in" svg:y1="3.88977in" svg:x2="5.33701in" svg:y2="3.14232in" draw:id="id254" draw:style-name="a920" draw:name="Straight Arrow Connector 158">
          <svg:title/>
          <svg:desc/>
        </draw:connector>
        <draw:connector draw:type="line" svg:x1="7.0108in" svg:y1="3.55705in" svg:x2="7.0108in" svg:y2="3.09852in" draw:id="id255" draw:style-name="a921" draw:name="Straight Arrow Connector 158">
          <svg:title/>
          <svg:desc/>
        </draw:connector>
        <draw:connector draw:type="line" svg:x1="7.91417in" svg:y1="3.55705in" svg:x2="7.91417in" svg:y2="3.33358in" draw:id="id256" draw:style-name="a922" draw:name="Straight Arrow Connector 158">
          <svg:title/>
          <svg:desc/>
        </draw:connector>
        <draw:frame draw:id="id257" draw:style-name="a925" draw:name="114 CuadroTexto" svg:x="4.96685in" svg:y="3.86844in" svg:width="0.8015in" svg:height="0.23561in">
          <draw:text-box>
            <text:p text:style-name="a924" text:class-names="" text:cond-style-name=""><text:span text:style-name="a923" text:class-names="">32 bit Avalon</text:span></text:p>
          </draw:text-box>
          <svg:title/>
          <svg:desc/>
        </draw:frame>
        <draw:frame draw:id="id258" draw:style-name="a928" draw:name="114 CuadroTexto" svg:x="4.31978in" svg:y="3.33358in" svg:width="0.8015in" svg:height="0.23561in">
          <draw:text-box>
            <text:p text:style-name="a927" text:class-names="" text:cond-style-name=""><text:span text:style-name="a926" text:class-names="">32 bit Avalon</text:span></text:p>
          </draw:text-box>
          <svg:title/>
          <svg:desc/>
        </draw:frame>
        <draw:frame draw:id="id259" draw:style-name="a931" draw:name="114 CuadroTexto" svg:x="5.14043in" svg:y="2.819in" svg:width="0.69281in" svg:height="0.23561in">
          <draw:text-box>
            <text:p text:style-name="a930" text:class-names="" text:cond-style-name=""><text:span text:style-name="a929" text:class-names="">128 bit AXI</text:span></text:p>
          </draw:text-box>
          <svg:title/>
          <svg:desc/>
        </draw:frame>
        <draw:frame draw:id="id260" draw:style-name="a936" draw:transform="translate(-0.50191in -0.14305in) rotate(-1.5708) translate(8.19764in 4.91086in)" draw:name="TextBox 245" svg:width="1.00381in" svg:height="0.2861in">
          <draw:text-box>
            <text:p text:style-name="a935" text:class-names="" text:cond-style-name=""><text:span text:style-name="a932" text:class-names="">8-bit<text:s text:c="1"/></text:span><text:span text:style-name="a933" text:class-names="">binary</text:span><text:span text:style-name="a934" text:class-names=""/></text:p>
          </draw:text-box>
          <svg:title/>
          <svg:desc/>
        </draw:frame>
        <draw:connector draw:type="line" svg:x1="7.05964in" svg:y1="4.59187in" svg:x2="7.05964in" svg:y2="4.22604in" draw:id="id261" draw:style-name="a938" draw:name="Straight Arrow Connector 158">
          <svg:title/>
          <svg:desc/>
        </draw:connector>
        <draw:connector draw:type="line" svg:x1="6.06455in" svg:y1="4.68815in" svg:x2="6.06942in" svg:y2="4.21484in" draw:id="id262" draw:style-name="a940" draw:name="Straight Arrow Connector 158">
          <svg:title/>
          <svg:desc/>
        </draw:connector>
        <draw:connector draw:type="line" svg:x1="5.0822in" svg:y1="4.68815in" svg:x2="6.06976in" svg:y2="4.68815in" draw:id="id263" draw:style-name="a941" draw:name="Straight Connector 136">
          <svg:title/>
          <svg:desc/>
        </draw:connector>
        <draw:frame draw:id="id264" draw:style-name="a944" draw:name="TextBox 245" svg:x="5.10414in" svg:y="4.44882in" svg:width="0.87513in" svg:height="0.2861in">
          <draw:text-box>
            <text:p text:style-name="a943" text:class-names="" text:cond-style-name=""><text:span text:style-name="a942" text:class-names="">24-bit RGB</text:span></text:p>
          </draw:text-box>
          <svg:title/>
          <svg:desc/>
        </draw:frame>
        <draw:connector draw:type="line" svg:x1="5.01796in" svg:y1="4.88087in" svg:x2="5.13314in" svg:y2="4.80272in" draw:id="id265" draw:style-name="a945" draw:name="Straight Connector 1086">
          <svg:title/>
          <svg:desc/>
        </draw:connector>
        <draw:frame draw:id="id266" draw:style-name="a948" draw:name="TextBox 245" svg:x="5.06049in" svg:y="4.71242in" svg:width="0.42635in" svg:height="0.2861in">
          <draw:text-box>
            <text:p text:style-name="a947" text:class-names="" text:cond-style-name=""><text:span text:style-name="a946" text:class-names="">3x8</text:span></text:p>
          </draw:text-box>
          <svg:title/>
          <svg:desc/>
        </draw:frame>
        <draw:frame draw:id="id267" draw:style-name="a951" draw:name="TextBox 245" svg:x="7.77375in" svg:y="4.5451in" svg:width="0.28084in" svg:height="0.2861in">
          <draw:text-box>
            <text:p text:style-name="a950" text:class-names="" text:cond-style-name=""><text:span text:style-name="a949" text:class-names="">8</text:span></text:p>
          </draw:text-box>
          <svg:title/>
          <svg:desc/>
        </draw:frame>
        <draw:connector draw:type="line" svg:x1="8.0043in" svg:y1="4.719in" svg:x2="8.11948in" svg:y2="4.64085in" draw:id="id268" draw:style-name="a952" draw:name="Straight Connector 1086">
          <svg:title/>
          <svg:desc/>
        </draw:connector>
        <draw:connector draw:type="line" svg:x1="2.15936in" svg:y1="0.77805in" svg:x2="1.73552in" svg:y2="0.77805in" draw:id="id269" draw:style-name="a954" draw:name="Straight Arrow Connector 125">
          <svg:title/>
          <svg:desc/>
        </draw:connector>
        <draw:connector draw:type="line" svg:x1="2.16676in" svg:y1="1.28764in" svg:x2="1.74292in" svg:y2="1.28764in" draw:id="id270" draw:style-name="a956" draw:name="Straight Arrow Connector 125">
          <svg:title/>
          <svg:desc/>
        </draw:connector>
        <draw:frame draw:id="id271" draw:style-name="a961" draw:name="118 CuadroTexto" svg:x="6.18766in" svg:y="1.33183in" svg:width="0.60341in" svg:height="0.23561in">
          <draw:text-box>
            <text:p text:style-name="a960" text:class-names="" text:cond-style-name=""><text:span text:style-name="a957" text:class-names="">ACP<text:s text:c="1"/></text:span><text:span text:style-name="a958" text:class-names="">port</text:span><text:span text:style-name="a959" text:class-names=""/></text:p>
          </draw:text-box>
          <svg:title/>
          <svg:desc/>
        </draw:frame>
        <draw:connector draw:type="line" svg:x1="4.86248in" svg:y1="2.09226in" svg:x2="3.17206in" svg:y2="2.10103in" draw:id="id272" draw:style-name="a963" draw:name="Straight Arrow Connector 70">
          <svg:title/>
          <svg:desc/>
        </draw:connector>
        <draw:connector draw:type="line" svg:x1="6.1259in" svg:y1="1.2256in" svg:x2="6.1259in" svg:y2="1.42989in" draw:id="id273" draw:style-name="a964" draw:name="Straight Arrow Connector 116">
          <svg:title/>
          <svg:desc/>
        </draw:connector>
        <draw:connector draw:type="line" svg:x1="6.12338in" svg:y1="1.43107in" svg:x2="5.74593in" svg:y2="1.43106in" draw:id="id274" draw:style-name="a966" draw:name="Straight Arrow Connector 116">
          <svg:title/>
          <svg:desc/>
        </draw:connector>
        <draw:custom-shape svg:x="6.41573in" svg:y="2.50046in" svg:width="1.0633in" svg:height="0.33606in" draw:id="id275" draw:style-name="a971" draw:name="21 Rectángulo">
          <svg:title/>
          <svg:desc/>
          <text:p text:style-name="a970" text:class-names="" text:cond-style-name=""><text:span text:style-name="a967" text:class-names="">FPGA-SDRAM<text:s text:c="1"/></text:span><text:span text:style-name="a968" text:class-names="">bridge 1</text:span><text:span text:style-name="a9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00773in" svg:y1="3.09562in" svg:x2="7.88543in" svg:y2="3.10231in" draw:id="id276" draw:style-name="a972" draw:name="Straight Connector 136">
          <svg:title/>
          <svg:desc/>
        </draw:connector>
        <draw:connector draw:type="line" svg:x1="6.10929in" svg:y1="3.08805in" svg:x2="6.79107in" svg:y2="3.09562in" draw:id="id277" draw:style-name="a973" draw:name="Straight Connector 136">
          <svg:title/>
          <svg:desc/>
        </draw:connector>
        <draw:connector draw:type="line" svg:x1="6.78932in" svg:y1="3.09852in" svg:x2="6.79098in" svg:y2="2.83602in" draw:id="id278" draw:style-name="a975" draw:name="Straight Arrow Connector 158">
          <svg:title/>
          <svg:desc/>
        </draw:connector>
        <draw:connector draw:type="line" svg:x1="7.88377in" svg:y1="3.09325in" svg:x2="7.88543in" svg:y2="2.83075in" draw:id="id279" draw:style-name="a977" draw:name="Straight Arrow Connector 158">
          <svg:title/>
          <svg:desc/>
        </draw:connector>
        <draw:connector draw:type="line" svg:x1="4.72131in" svg:y1="4.14862in" svg:x2="4.72131in" svg:y2="4.02057in" draw:id="id280" draw:style-name="a979" draw:name="Straight Arrow Connector 140">
          <svg:title/>
          <svg:desc/>
        </draw:connector>
        <draw:frame draw:id="id281" draw:style-name="a983" draw:name="TextBox 177" svg:x="4.52392in" svg:y="4.05659in" svg:width="0.39479in" svg:height="0.26927in">
          <draw:text-box>
            <text:p text:style-name="a982" text:class-names="" text:cond-style-name=""><text:span text:style-name="a980" text:class-names="">cpc</text:span><text:span text:style-name="a981" text:class-names=""/></text:p>
          </draw:text-box>
          <svg:title/>
          <svg:desc/>
        </draw:frame>
        <draw:connector draw:type="line" svg:x1="6.28995in" svg:y1="4.34179in" svg:x2="6.28995in" svg:y2="4.21374in" draw:id="id282" draw:style-name="a985" draw:name="Straight Arrow Connector 140">
          <svg:title/>
          <svg:desc/>
        </draw:connector>
        <draw:frame draw:id="id283" draw:style-name="a989" draw:name="TextBox 177" svg:x="6.09255in" svg:y="4.24976in" svg:width="0.39479in" svg:height="0.26927in">
          <draw:text-box>
            <text:p text:style-name="a988" text:class-names="" text:cond-style-name=""><text:span text:style-name="a986" text:class-names="">cpc</text:span><text:span text:style-name="a987" text:class-names=""/></text:p>
          </draw:text-box>
          <svg:title/>
          <svg:desc/>
        </draw:frame>
        <draw:connector draw:type="line" svg:x1="7.27253in" svg:y1="4.34179in" svg:x2="7.27253in" svg:y2="4.21374in" draw:id="id284" draw:style-name="a991" draw:name="Straight Arrow Connector 140">
          <svg:title/>
          <svg:desc/>
        </draw:connector>
        <draw:frame draw:id="id285" draw:style-name="a995" draw:name="TextBox 177" svg:x="7.07514in" svg:y="4.24976in" svg:width="0.39479in" svg:height="0.26927in">
          <draw:text-box>
            <text:p text:style-name="a994" text:class-names="" text:cond-style-name=""><text:span text:style-name="a992" text:class-names="">cpc</text:span><text:span text:style-name="a993" text:class-names=""/></text:p>
          </draw:text-box>
          <svg:title/>
          <svg:desc/>
        </draw:frame>
        <draw:connector draw:type="line" svg:x1="7.73097in" svg:y1="4.33455in" svg:x2="7.73097in" svg:y2="4.20649in" draw:id="id286" draw:style-name="a997" draw:name="Straight Arrow Connector 140">
          <svg:title/>
          <svg:desc/>
        </draw:connector>
        <draw:frame draw:id="id287" draw:style-name="a1001" draw:name="TextBox 177" svg:x="7.53358in" svg:y="4.24252in" svg:width="0.39479in" svg:height="0.26927in">
          <draw:text-box>
            <text:p text:style-name="a1000" text:class-names="" text:cond-style-name=""><text:span text:style-name="a998" text:class-names="">cpc</text:span><text:span text:style-name="a999" text:class-names=""/></text:p>
          </draw:text-box>
          <svg:title/>
          <svg:desc/>
        </draw:frame>
        <draw:connector draw:type="line" svg:x1="7.20497in" svg:y1="2.49128in" svg:x2="7.20497in" svg:y2="2.35546in" draw:id="id288" draw:style-name="a1003" draw:name="Straight Arrow Connector 70">
          <svg:title/>
          <svg:desc/>
        </draw:connector>
        <draw:custom-shape svg:x="6.4124in" svg:y="4.59187in" svg:width="0.72019in" svg:height="0.43312in" draw:id="id289" draw:style-name="a1009" draw:name="Rectangle 92">
          <svg:title/>
          <svg:desc/>
          <text:p text:style-name="a1008" text:class-names="" text:cond-style-name=""><text:span text:style-name="a1004" text:class-names="">RGB<text:s text:c="1"/></text:span><text:span text:style-name="a1005" text:class-names="">to</text:span><text:span text:style-name="a1006" text:class-names=""><text:s text:c="1"/>Gray</text:span><text:span text:style-name="a10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06455in" svg:y1="4.67992in" svg:x2="6.4169in" svg:y2="4.67992in" draw:id="id290" draw:style-name="a1011" draw:name="Straight Arrow Connector 158">
          <svg:title/>
          <svg:desc/>
        </draw:connector>
        <draw:frame draw:id="id291" draw:style-name="a1014" draw:name="TextBox 245" svg:x="6.77402in" svg:y="4.30577in" svg:width="0.28084in" svg:height="0.2861in">
          <draw:text-box>
            <text:p text:style-name="a1013" text:class-names="" text:cond-style-name=""><text:span text:style-name="a1012" text:class-names="">8</text:span></text:p>
          </draw:text-box>
          <svg:title/>
          <svg:desc/>
        </draw:frame>
        <draw:connector draw:type="line" svg:x1="7.00457in" svg:y1="4.47967in" svg:x2="7.11975in" svg:y2="4.40152in" draw:id="id292" draw:style-name="a1015" draw:name="Straight Connector 1086">
          <svg:title/>
          <svg:desc/>
        </draw:connector>
        <draw:connector draw:type="line" svg:x1="6.3372in" svg:y1="5.00327in" svg:x2="6.3372in" svg:y2="4.87522in" draw:id="id293" draw:style-name="a1017" draw:transform="translate(-6.3372in -4.93924in) rotate(-1.5708) translate(6.3372in 4.93924in)" draw:name="Straight Arrow Connector 140">
          <svg:title/>
          <svg:desc/>
        </draw:connector>
        <draw:frame draw:id="id294" draw:style-name="a1021" draw:name="TextBox 177" svg:x="5.95808in" svg:y="4.78909in" svg:width="0.39479in" svg:height="0.26927in">
          <draw:text-box>
            <text:p text:style-name="a1020" text:class-names="" text:cond-style-name=""><text:span text:style-name="a1018" text:class-names="">cpc</text:span><text:span text:style-name="a101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756" svg:viewBox="0 0 20 30" svg:d="m10 0-10 30h20z"/>
    <draw:marker draw:name="a805" svg:viewBox="0 0 20 30" svg:d="m10 0-10 30h20z"/>
    <draw:marker draw:name="a731" svg:viewBox="0 0 20 30" svg:d="m10 0-10 30h20z"/>
    <draw:marker draw:name="a807" svg:viewBox="0 0 20 30" svg:d="m10 0-10 30h20z"/>
    <draw:marker draw:name="a410" svg:viewBox="0 0 20 30" svg:d="m10 0-10 30h20z"/>
    <draw:marker draw:name="a984" svg:viewBox="0 0 20 30" svg:d="m10 0-10 30h20z"/>
    <draw:marker draw:name="a736" svg:viewBox="0 0 20 30" svg:d="m10 0-10 30h20z"/>
    <draw:marker draw:name="a962" svg:viewBox="0 0 20 30" svg:d="m10 0-10 30h20z"/>
    <draw:marker draw:name="a713" svg:viewBox="0 0 20 30" svg:d="m10 0-10 30h20z"/>
    <draw:marker draw:name="a965" svg:viewBox="0 0 20 30" svg:d="m10 0-10 30h20z"/>
    <draw:marker draw:name="a417" svg:viewBox="0 0 20 30" svg:d="m10 0-10 30h20z"/>
    <draw:marker draw:name="a716" svg:viewBox="0 0 20 30" svg:d="m10 0-10 30h20z"/>
    <draw:marker draw:name="a644" svg:viewBox="0 0 20 30" svg:d="m10 0-10 30h20z"/>
    <draw:marker draw:name="a1010" svg:viewBox="0 0 20 30" svg:d="m10 0-10 30h20z"/>
    <draw:marker draw:name="a573" svg:viewBox="0 0 20 30" svg:d="m10 0-10 30h20z"/>
    <draw:marker draw:name="a576" svg:viewBox="0 0 20 30" svg:d="m10 0-10 30h20z"/>
    <draw:marker draw:name="a1016" svg:viewBox="0 0 20 30" svg:d="m10 0-10 30h20z"/>
    <draw:marker draw:name="a627" svg:viewBox="0 0 20 30" svg:d="m10 0-10 30h20z"/>
    <draw:marker draw:name="a602" svg:viewBox="0 0 20 30" svg:d="m10 0-10 30h20z"/>
    <draw:marker draw:name="a782" svg:viewBox="0 0 20 30" svg:d="m10 0-10 30h20z"/>
    <draw:marker draw:name="a485" svg:viewBox="0 0 20 30" svg:d="m10 0-10 30h20z"/>
    <draw:marker draw:name="a460" svg:viewBox="0 0 20 30" svg:d="m10 0-10 30h20z"/>
    <draw:marker draw:name="a511" svg:viewBox="0 0 20 30" svg:d="m10 0-10 30h20z"/>
    <draw:marker draw:name="a536" svg:viewBox="0 0 20 30" svg:d="m10 0-10 30h20z"/>
    <draw:marker draw:name="a788" svg:viewBox="0 0 20 30" svg:d="m10 0-10 30h20z"/>
    <draw:marker draw:name="a839" svg:viewBox="0 0 20 30" svg:d="m10 0-10 30h20z"/>
    <draw:marker draw:name="a990" svg:viewBox="0 0 20 30" svg:d="m10 0-10 30h20z"/>
    <draw:marker draw:name="a815" svg:viewBox="0 0 20 30" svg:d="m10 0-10 30h20z"/>
    <draw:marker draw:name="a742" svg:viewBox="0 0 20 30" svg:d="m10 0-10 30h20z"/>
    <draw:marker draw:name="a518" svg:viewBox="0 0 20 30" svg:d="m10 0-10 30h20z"/>
    <draw:marker draw:name="a396" svg:viewBox="0 0 20 30" svg:d="m10 0-10 30h20z"/>
    <draw:marker draw:name="a996" svg:viewBox="0 0 20 30" svg:d="m10 0-10 30h20z"/>
    <draw:marker draw:name="a747" svg:viewBox="0 0 20 30" svg:d="m10 0-10 30h20z"/>
    <draw:marker draw:name="a399" svg:viewBox="0 0 20 30" svg:d="m10 0-10 30h20z"/>
    <draw:marker draw:name="a974" svg:viewBox="0 0 20 30" svg:d="m10 0-10 30h20z"/>
    <draw:marker draw:name="a700" svg:viewBox="0 0 20 30" svg:d="m10 0-10 30h20z"/>
    <draw:marker draw:name="a676" svg:viewBox="0 0 20 30" svg:d="m10 0-10 30h20z"/>
    <draw:marker draw:name="a976" svg:viewBox="0 0 20 30" svg:d="m10 0-10 30h20z"/>
    <draw:marker draw:name="a727" svg:viewBox="0 0 20 30" svg:d="m10 0-10 30h20z"/>
    <draw:marker draw:name="a953" svg:viewBox="0 0 20 30" svg:d="m10 0-10 30h20z"/>
    <draw:marker draw:name="a978" svg:viewBox="0 0 20 30" svg:d="m10 0-10 30h20z"/>
    <draw:marker draw:name="a729" svg:viewBox="0 0 20 30" svg:d="m10 0-10 30h20z"/>
    <draw:marker draw:name="a406" svg:viewBox="0 0 20 30" svg:d="m10 0-10 30h20z"/>
    <draw:marker draw:name="a955" svg:viewBox="0 0 20 30" svg:d="m10 0-10 30h20z"/>
    <draw:marker draw:name="a583" svg:viewBox="0 0 20 30" svg:d="m10 0-10 30h20z"/>
    <draw:marker draw:name="a408" svg:viewBox="0 0 20 30" svg:d="m10 0-10 30h20z"/>
    <draw:marker draw:name="a561" svg:viewBox="0 0 20 30" svg:d="m10 0-10 30h20z"/>
    <draw:marker draw:name="a586" svg:viewBox="0 0 20 30" svg:d="m10 0-10 30h20z"/>
    <draw:marker draw:name="a636" svg:viewBox="0 0 20 30" svg:d="m10 0-10 30h20z"/>
    <draw:marker draw:name="a1002" svg:viewBox="0 0 20 30" svg:d="m10 0-10 30h20z"/>
    <draw:marker draw:name="a613" svg:viewBox="0 0 20 30" svg:d="m10 0-10 30h20z"/>
    <draw:marker draw:name="a937" svg:viewBox="0 0 20 30" svg:d="m10 0-10 30h20z"/>
    <draw:marker draw:name="a790" svg:viewBox="0 0 20 30" svg:d="m10 0-10 30h20z"/>
    <draw:marker draw:name="a939" svg:viewBox="0 0 20 30" svg:d="m10 0-10 30h20z"/>
    <draw:marker draw:name="a493" svg:viewBox="0 0 20 30" svg:d="m10 0-10 30h20z"/>
    <draw:marker draw:name="a520" svg:viewBox="0 0 20 30" svg:d="m10 0-10 30h20z"/>
    <draw:marker draw:name="a844" svg:viewBox="0 0 20 30" svg:d="m10 0-10 30h20z"/>
    <draw:marker draw:name="a771" svg:viewBox="0 0 20 30" svg:d="m10 0-10 30h20z"/>
    <draw:marker draw:name="a546" svg:viewBox="0 0 20 30" svg:d="m10 0-10 30h20z"/>
    <draw:marker draw:name="a522" svg:viewBox="0 0 20 30" svg:d="m10 0-10 30h20z"/>
    <draw:marker draw:name="a548" svg:viewBox="0 0 20 30" svg:d="m10 0-10 30h20z"/>
    <draw:marker draw:name="a798" svg:viewBox="0 0 20 30" svg:d="m10 0-10 30h20z"/>
    <draw:marker draw:name="a524" svg:viewBox="0 0 20 30" svg:d="m10 0-10 30h20z"/>
    <draw:marker draw:name="a823" svg:viewBox="0 0 20 30" svg:d="m10 0-10 30h20z"/>
    <draw:marker draw:name="a776" svg:viewBox="0 0 20 30" svg:d="m10 0-10 30h20z"/>
    <draw:marker draw:name="a825" svg:viewBox="0 0 20 30" svg:d="m10 0-10 30h20z"/>
    <draw:marker draw:name="a800" svg:viewBox="0 0 20 30" svg:d="m10 0-10 30h20z"/>
    <draw:marker draw:name="a477" svg:viewBox="0 0 20 30" svg:d="m10 0-10 30h20z"/>
    <draw:marker draw:name="a752" svg:viewBox="0 0 20 30" svg:d="m10 0-10 30h20z"/>
    <draw:marker draw:name="a504" svg:viewBox="0 0 20 30" svg:d="m10 0-10 30h20z"/>
    <draw:marker draw:name="a754" svg:viewBox="0 0 20 30" svg:d="m10 0-10 30h20z"/>
    <draw:stroke-dash draw:name="a591" draw:style="rect" draw:dots1="1" draw:dots1-length="0.02778in" draw:distance="0.02778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4/02/2018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4/02/2018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4/02/2018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4/02/2018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4/02/2018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4/02/2018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4/02/2018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4/02/2018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4/02/2018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4/02/2018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4/02/2018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4/02/2018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Roberto Fernández Molanes</meta:initial-creator>
    <dc:creator>Roberto Fernández Molanes</dc:creator>
    <meta:creation-date>2017-02-14T18:55:31Z</meta:creation-date>
    <dc:date>2018-02-04T01:03:45Z</dc:date>
    <meta:editing-cycles>35</meta:editing-cycles>
    <meta:editing-duration>PT164766S</meta:editing-duration>
    <meta:document-statistic meta:paragraph-count="138" meta:word-count="235"/>
  </office:meta>
</office:document-meta>
</file>